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5mm"/>
    </style:style>
    <style:style style:name="co2" style:family="table-column">
      <style:table-column-properties fo:break-before="auto" style:column-width="22.23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45.77mm"/>
    </style:style>
    <style:style style:name="co7" style:family="table-column">
      <style:table-column-properties fo:break-before="auto" style:column-width="39.95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32.81mm"/>
    </style:style>
    <style:style style:name="co10" style:family="table-column">
      <style:table-column-properties fo:break-before="auto" style:column-width="34.6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7.14mm" fo:break-before="auto" style:use-optimal-row-height="true"/>
    </style:style>
    <style:style style:name="ro8" style:family="table-row">
      <style:table-row-properties style:row-height="10.25mm" fo:break-before="auto" style:use-optimal-row-height="true"/>
    </style:style>
    <style:style style:name="ro9" style:family="table-row">
      <style:table-row-properties style:row-height="8.47mm" fo:break-before="auto" style:use-optimal-row-height="false"/>
    </style:style>
    <style:style style:name="ro10" style:family="table-row">
      <style:table-row-properties style:row-height="5.1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4.9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2">
      <style:table-properties table:display="fals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3">
      <style:table-properties table:display="false" style:writing-mode="lr-tb"/>
    </style:style>
    <style:style style:name="ta6" style:family="table" style:master-page-name="PageStyle_5f_Sheet4">
      <style:table-properties table:display="true" style:writing-mode="lr-tb"/>
    </style:style>
    <style:style style:name="ta7" style:family="table" style:master-page-name="PageStyle_5f_Sheet5">
      <style:table-properties table:display="true" style:writing-mode="lr-tb"/>
    </style:style>
    <style:style style:name="ta8" style:family="table" style:master-page-name="PageStyle_5f_Sheet6">
      <style:table-properties table:display="true" style:writing-mode="lr-tb"/>
    </style:style>
    <style:style style:name="ta9" style:family="table" style:master-page-name="PageStyle_5f_Sheet7">
      <style:table-properties table:display="true" style:writing-mode="lr-tb"/>
    </style:style>
    <style:style style:name="ta10" style:family="table" style:master-page-name="PageStyle_5f_Sheet8">
      <style:table-properties table:display="true" style:writing-mode="lr-tb"/>
    </style:style>
    <style:style style:name="ta11" style:family="table" style:master-page-name="PageStyle_5f_Sheet9">
      <style:table-properties table:display="true" style:writing-mode="lr-tb"/>
    </style:style>
    <style:style style:name="ta12" style:family="table" style:master-page-name="PageStyle_5f_Sheet10">
      <style:table-properties table:display="true" style:writing-mode="lr-tb"/>
    </style:style>
    <style:style style:name="ta13" style:family="table" style:master-page-name="PageStyle_5f_Sheet11">
      <style:table-properties table:display="true" style:writing-mode="lr-tb"/>
    </style:style>
    <style:style style:name="ta14" style:family="table" style:master-page-name="PageStyle_5f_Sheet12">
      <style:table-properties table:display="true" style:writing-mode="lr-tb"/>
    </style:style>
    <style:style style:name="ta15" style:family="table" style:master-page-name="PageStyle_5f_Sheet13">
      <style:table-properties table:display="true" style:writing-mode="lr-tb"/>
    </style:style>
    <style:style style:name="ta16" style:family="table" style:master-page-name="PageStyle_5f_Sheet14">
      <style:table-properties table:display="true" style:writing-mode="lr-tb"/>
    </style:style>
    <style:style style:name="ta17" style:family="table" style:master-page-name="PageStyle_5f_Sheet15">
      <style:table-properties table:display="true" style:writing-mode="lr-tb"/>
    </style:style>
    <style:style style:name="ce1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74pt solid #000000"/>
    </style:style>
    <style:style style:name="ce3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" style:family="table-cell" style:parent-style-name="Default">
      <style:table-cell-properties fo:background-color="#eeeeee" style:rotation-align="none"/>
    </style:style>
    <style:style style:name="ce5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6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dddddd" style:rotation-align="none"/>
    </style:style>
    <style:style style:name="ce10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8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9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dae3f3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22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00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dae3f3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00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5" style:family="table-cell" style:parent-style-name="Default">
      <style:table-cell-properties fo:background-color="#66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27" style:family="table-cell" style:parent-style-name="Default">
      <style:table-cell-properties fo:background-color="#66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fo:background-color="#6666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dae3f3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43" style:family="table-cell" style:parent-style-name="Default">
      <style:table-cell-properties fo:border-bottom="none" fo:background-color="#6666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6666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be5d6" style:text-outline="false" style:text-line-through-style="none" style:text-line-through-type="none" style:font-name="Liberation Sans1" fo:font-size="16pt" fo:font-style="normal" fo:text-shadow="none" style:text-underline-style="none" fo:font-weight="bold" style:font-size-asian="16pt" style:font-style-asian="normal" style:font-weight-asian="bold" style:font-name-complex="Liberation Sans1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6666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/>
    </style:style>
    <style:style style:name="ce47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59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c6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9900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fo:background-color="#99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ackground-color="#a5a5a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ackground-color="#a5a5a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fo:background-color="#c6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1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2" style:family="table-cell" style:parent-style-name="Default">
      <style:table-cell-properties fo:background-color="#4472c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fo:border="none" style:rotation-align="none"/>
    </style:style>
    <style:style style:name="ce86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rotation-align="none"/>
    </style:style>
    <style:style style:name="ce8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2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ff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9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nerProgramming_1" table:style-name="ta1">
        <office:forms form:automatic-focus="false" form:apply-design-mode="false"/>
        <table:table-column table:style-name="co1" table:number-columns-repeated="10" table:default-cell-style-name="ce13"/>
        <table:table-column table:style-name="co2" table:number-columns-repeated="1014" table:default-cell-style-name="ce13"/>
        <table:table-row table:style-name="ro1">
          <table:table-cell table:style-name="Default" table:number-columns-repeated="4"/>
          <table:table-cell table:style-name="ce21" office:value-type="string" calcext:value-type="string" table:number-columns-spanned="6" table:number-rows-spanned="2">
            <text:p>LINEAR PROGRAMMING</text:p>
          </table:table-cell>
          <table:covered-table-cell table:number-columns-repeated="5" table:style-name="ce22"/>
          <table:table-cell table:number-columns-repeated="1014"/>
        </table:table-row>
        <table:table-row table:style-name="ro1">
          <table:table-cell table:style-name="Default" table:number-columns-repeated="4"/>
          <table:covered-table-cell table:number-columns-repeated="6" table:style-name="ce22"/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ce23" office:value-type="string" calcext:value-type="string" table:number-columns-spanned="6" table:number-rows-spanned="1">
            <text:p>USING GRAPHICAL SOLUTIOIN</text:p>
          </table:table-cell>
          <table:covered-table-cell table:number-columns-repeated="5" table:style-name="ce24"/>
          <table:table-cell table:number-columns-repeated="101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1" office:value-type="string" calcext:value-type="string" table:number-columns-spanned="4" table:number-rows-spanned="1">
            <text:p><text:span text:style-name="T1">DECISION VARIABLES</text:span></text:p>
          </table:table-cell>
          <table:covered-table-cell table:number-columns-repeated="3" table:style-name="ce1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table:number-columns-spanned="1" table:number-rows-spanned="4"/>
          <table:table-cell table:style-name="ce14" office:value-type="string" calcext:value-type="string" table:number-columns-spanned="3" table:number-rows-spanned="2">
            <text:p>x=Tons produced daily of exterior paint</text:p>
          </table:table-cell>
          <table:covered-table-cell table:number-columns-repeated="2" table:style-name="ce1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"/>
          <table:covered-table-cell table:number-columns-repeated="3" table:style-name="ce1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"/>
          <table:table-cell table:style-name="ce15" office:value-type="string" calcext:value-type="string" table:number-columns-spanned="3" table:number-rows-spanned="2">
            <text:p>y=Tons produced daliy of interior paint</text:p>
          </table:table-cell>
          <table:covered-table-cell table:number-columns-repeated="2" table:style-name="ce16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"/>
          <table:covered-table-cell table:number-columns-repeated="3" table:style-name="ce16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OBJECTIVE</text:p>
          </table:table-cell>
          <table:covered-table-cell table:number-columns-repeated="3" table:style-name="ce18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14" office:value-type="string" calcext:value-type="string" table:number-columns-spanned="3" table:number-rows-spanned="1">
            <text:p>Maximize z= 5x+4y</text:p>
          </table:table-cell>
          <table:covered-table-cell table:number-columns-repeated="2" table:style-name="ce14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CONSTRAINT</text:p>
          </table:table-cell>
          <table:covered-table-cell table:number-columns-repeated="3" table:style-name="ce18"/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5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otal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Objectiv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B19]*[.B$45]+[.C19]*[.C$45]" office:value-type="float" office:value="21" calcext:value-type="float">
            <text:p>21</text:p>
          </table:table-cell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7" office:value-type="string" calcext:value-type="string">
            <text:p>Eq 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19" table:formula="of:=[.B20]*[.B$45]+[.C20]*[.C$45]" office:value-type="float" office:value="24" calcext:value-type="float">
            <text:p>24</text:p>
          </table:table-cell>
          <table:table-cell table:style-name="ce20" office:value-type="string" calcext:value-type="string">
            <text:p>&lt;=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q 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9" table:formula="of:=[.B21]*[.B$45]+[.C21]*[.C$45]" office:value-type="float" office:value="6" calcext:value-type="float">
            <text:p>6</text:p>
          </table:table-cell>
          <table:table-cell table:style-name="ce20" office:value-type="string" calcext:value-type="string">
            <text:p>&lt;=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q 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B22]*[.B$45]+[.C22]*[.C$45]" office:value-type="float" office:value="-1.5" calcext:value-type="float">
            <text:p>-1.5</text:p>
          </table:table-cell>
          <table:table-cell table:style-name="ce20" office:value-type="string" calcext:value-type="string">
            <text:p>&lt;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q 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9" table:formula="of:=[.B23]*[.B$45]+[.C23]*[.C$45]" office:value-type="float" office:value="1.5" calcext:value-type="float">
            <text:p>1.5</text:p>
          </table:table-cell>
          <table:table-cell table:style-name="ce20" office:value-type="string" calcext:value-type="string">
            <text:p>&lt;=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&gt;=0</text:p>
          </table:table-cell>
          <table:table-cell table:style-name="ce8" table:number-columns-repeated="3"/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9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1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Default"/>
          <table:table-cell table:number-columns-repeated="4"/>
          <table:table-cell>
            <draw:frame table:end-cell-address="LinerProgramming_1.P49" table:end-x="16.49mm" table:end-y="0.46mm" draw:z-index="0" draw:name="Chart 4" draw:style-name="gr1" draw:text-style-name="P1" svg:width="173.54mm" svg:height="101.76mm" svg:x="8.58mm" svg:y="1.57mm">
              <loext:p draw:notify-on-update-of-ranges="LinerProgramming_1.C28:LinerProgramming_1.C29 LinerProgramming_1.B28:LinerProgramming_1.B29 LinerProgramming_1.C32:LinerProgramming_1.C33 LinerProgramming_1.B32:LinerProgramming_1.B33 LinerProgramming_1.C36:LinerProgramming_1.C37 LinerProgramming_1.B36:LinerProgramming_1.B37 LinerProgramming_1.C40:LinerProgramming_1.C41 LinerProgramming_1.B40:LinerProgramming_1.B4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9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2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3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4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9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 calcext:value-type="string">
            <text:p>Output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formula="of:=[.D19]" office:value-type="float" office:value="21" calcext:value-type="float">
            <text:p>21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LinerProgramming_1.$A$1" table:cell-range-address="$LinerProgramming_1.$B$45:.$C$45"/>
          <table:named-expression table:name="solver_cvg" table:base-cell-address="$LinerProgramming_1.$A$1" table:expression="0.0001"/>
          <table:named-expression table:name="solver_drv" table:base-cell-address="$LinerProgramming_1.$A$1" table:expression="1"/>
          <table:named-expression table:name="solver_eng" table:base-cell-address="$LinerProgramming_1.$A$1" table:expression="1"/>
          <table:named-expression table:name="solver_est" table:base-cell-address="$LinerProgramming_1.$A$1" table:expression="1"/>
          <table:named-expression table:name="solver_itr" table:base-cell-address="$LinerProgramming_1.$A$1" table:expression="2147483647"/>
          <table:named-range table:name="solver_lhs1" table:base-cell-address="$LinerProgramming_1.$A$1" table:cell-range-address="$LinerProgramming_1.$D$20"/>
          <table:named-range table:name="solver_lhs2" table:base-cell-address="$LinerProgramming_1.$A$1" table:cell-range-address="$LinerProgramming_1.$D$21"/>
          <table:named-range table:name="solver_lhs3" table:base-cell-address="$LinerProgramming_1.$A$1" table:cell-range-address="$LinerProgramming_1.$D$23"/>
          <table:named-range table:name="solver_lhs4" table:base-cell-address="$LinerProgramming_1.$A$1" table:cell-range-address="$LinerProgramming_1.$F$22"/>
          <table:named-expression table:name="solver_mip" table:base-cell-address="$LinerProgramming_1.$A$1" table:expression="2147483647"/>
          <table:named-expression table:name="solver_mni" table:base-cell-address="$LinerProgramming_1.$A$1" table:expression="30"/>
          <table:named-expression table:name="solver_mrt" table:base-cell-address="$LinerProgramming_1.$A$1" table:expression="0.075"/>
          <table:named-expression table:name="solver_msl" table:base-cell-address="$LinerProgramming_1.$A$1" table:expression="2"/>
          <table:named-expression table:name="solver_neg" table:base-cell-address="$LinerProgramming_1.$A$1" table:expression="1"/>
          <table:named-expression table:name="solver_nod" table:base-cell-address="$LinerProgramming_1.$A$1" table:expression="2147483647"/>
          <table:named-expression table:name="solver_num" table:base-cell-address="$LinerProgramming_1.$A$1" table:expression="4"/>
          <table:named-expression table:name="solver_nwt" table:base-cell-address="$LinerProgramming_1.$A$1" table:expression="1"/>
          <table:named-range table:name="solver_opt" table:base-cell-address="$LinerProgramming_1.$A$1" table:cell-range-address="$LinerProgramming_1.$D$19"/>
          <table:named-expression table:name="solver_pre" table:base-cell-address="$LinerProgramming_1.$A$1" table:expression="0.000001"/>
          <table:named-expression table:name="solver_rbv" table:base-cell-address="$LinerProgramming_1.$A$1" table:expression="1"/>
          <table:named-expression table:name="solver_rel1" table:base-cell-address="$LinerProgramming_1.$A$1" table:expression="1"/>
          <table:named-expression table:name="solver_rel2" table:base-cell-address="$LinerProgramming_1.$A$1" table:expression="1"/>
          <table:named-expression table:name="solver_rel3" table:base-cell-address="$LinerProgramming_1.$A$1" table:expression="1"/>
          <table:named-expression table:name="solver_rel4" table:base-cell-address="$LinerProgramming_1.$A$1" table:expression="1"/>
          <table:named-range table:name="solver_rhs1" table:base-cell-address="$LinerProgramming_1.$A$1" table:cell-range-address="$LinerProgramming_1.$F$20"/>
          <table:named-range table:name="solver_rhs2" table:base-cell-address="$LinerProgramming_1.$A$1" table:cell-range-address="$LinerProgramming_1.$F$21"/>
          <table:named-range table:name="solver_rhs3" table:base-cell-address="$LinerProgramming_1.$A$1" table:cell-range-address="$LinerProgramming_1.$F$23"/>
          <table:named-range table:name="solver_rhs4" table:base-cell-address="$LinerProgramming_1.$A$1" table:cell-range-address="$LinerProgramming_1.$F$22"/>
          <table:named-expression table:name="solver_rlx" table:base-cell-address="$LinerProgramming_1.$A$1" table:expression="2"/>
          <table:named-expression table:name="solver_rsd" table:base-cell-address="$LinerProgramming_1.$A$1" table:expression="0"/>
          <table:named-expression table:name="solver_scl" table:base-cell-address="$LinerProgramming_1.$A$1" table:expression="1"/>
          <table:named-expression table:name="solver_sho" table:base-cell-address="$LinerProgramming_1.$A$1" table:expression="2"/>
          <table:named-expression table:name="solver_ssz" table:base-cell-address="$LinerProgramming_1.$A$1" table:expression="100"/>
          <table:named-expression table:name="solver_tim" table:base-cell-address="$LinerProgramming_1.$A$1" table:expression="2147483647"/>
          <table:named-expression table:name="solver_tol" table:base-cell-address="$LinerProgramming_1.$A$1" table:expression="0.01"/>
          <table:named-expression table:name="solver_typ" table:base-cell-address="$LinerProgramming_1.$A$1" table:expression="1"/>
          <table:named-expression table:name="solver_val" table:base-cell-address="$LinerProgramming_1.$A$1" table:expression="0"/>
          <table:named-expression table:name="solver_ver" table:base-cell-address="$LinerProgramming_1.$A$1" table:expression="3"/>
        </table:named-expressions>
      </table:table>
      <table:table table:name="LinearProgramming_2" table:style-name="ta2">
        <office:forms form:automatic-focus="false" form:apply-design-mode="false"/>
        <table:table-column table:style-name="co1" table:number-columns-repeated="10" table:default-cell-style-name="ce13"/>
        <table:table-column table:style-name="co2" table:number-columns-repeated="1014" table:default-cell-style-name="ce13"/>
        <table:table-row table:style-name="ro1">
          <table:table-cell table:style-name="Default" table:number-columns-repeated="4"/>
          <table:table-cell table:style-name="ce42" office:value-type="string" calcext:value-type="string" table:number-columns-spanned="6" table:number-rows-spanned="2">
            <text:p>LINEAR PROGRAMMING</text:p>
          </table:table-cell>
          <table:covered-table-cell table:number-columns-repeated="5" table:style-name="ce43"/>
          <table:table-cell table:number-columns-repeated="1014"/>
        </table:table-row>
        <table:table-row table:style-name="ro1">
          <table:table-cell table:style-name="Default" table:number-columns-repeated="4"/>
          <table:covered-table-cell table:number-columns-repeated="6" table:style-name="ce43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44" office:value-type="string" calcext:value-type="string" table:number-columns-spanned="6" table:number-rows-spanned="1">
            <text:p>USING GRAPHICAL SOLUTIOIN</text:p>
          </table:table-cell>
          <table:covered-table-cell table:number-columns-repeated="5" table:style-name="ce45"/>
          <table:table-cell table:number-columns-repeated="101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4" table:number-rows-spanned="1">
            <text:p><text:span text:style-name="T1">DECISION VARIABLES</text:span></text:p>
          </table:table-cell>
          <table:covered-table-cell table:number-columns-repeated="3" table:style-name="ce3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6" table:number-columns-spanned="1" table:number-rows-spanned="4"/>
          <table:table-cell table:style-name="ce14" office:value-type="string" calcext:value-type="string" table:number-columns-spanned="3" table:number-rows-spanned="2">
            <text:p>x=Decision variable 1</text:p>
          </table:table-cell>
          <table:covered-table-cell table:number-columns-repeated="2" table:style-name="ce1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covered-table-cell table:number-columns-repeated="3" table:style-name="ce1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table-cell table:style-name="ce15" office:value-type="string" calcext:value-type="string" table:number-columns-spanned="3" table:number-rows-spanned="2">
            <text:p>y=Decision variable 2</text:p>
          </table:table-cell>
          <table:covered-table-cell table:number-columns-repeated="2" table:style-name="ce16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covered-table-cell table:number-columns-repeated="3" table:style-name="ce16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4" table:number-rows-spanned="1">
            <text:p>OBJECTIVE</text:p>
          </table:table-cell>
          <table:covered-table-cell table:number-columns-repeated="3" table:style-name="ce3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35" office:value-type="string" calcext:value-type="string" table:number-columns-spanned="3" table:number-rows-spanned="1">
            <text:p>Maximize z= 300x+400y</text:p>
          </table:table-cell>
          <table:covered-table-cell table:number-columns-repeated="2" table:style-name="ce35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4" table:number-rows-spanned="1">
            <text:p>CONSTRAINT</text:p>
          </table:table-cell>
          <table:covered-table-cell table:number-columns-repeated="3" table:style-name="ce34"/>
          <table:table-cell table:style-name="ce31" table:number-columns-repeated="2"/>
          <table:table-cell table:number-columns-repeated="1018"/>
        </table:table-row>
        <table:table-row table:style-name="ro4">
          <table:table-cell table:style-name="ce28"/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style-name="ce36" office:value-type="string" calcext:value-type="string">
            <text:p>total</text:p>
          </table:table-cell>
          <table:table-cell table:style-name="ce31" table:number-columns-repeated="2"/>
          <table:table-cell table:number-columns-repeated="1018"/>
        </table:table-row>
        <table:table-row table:style-name="ro2">
          <table:table-cell table:style-name="ce29" office:value-type="string" calcext:value-type="string">
            <text:p>Objective</text:p>
          </table:table-cell>
          <table:table-cell table:style-name="ce37" office:value-type="float" office:value="300" calcext:value-type="float">
            <text:p>30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table:formula="of:=[.B19]*[.B$45]+[.C19]*[.C$45]" office:value-type="float" office:value="0" calcext:value-type="float">
            <text:p>0</text:p>
          </table:table-cell>
          <table:table-cell table:style-name="ce38" table:number-columns-repeated="2"/>
          <table:table-cell>
            <draw:frame table:end-cell-address="LinearProgramming_2.N37" table:end-x="4.39mm" table:end-y="4.93mm" draw:z-index="0" draw:name="Chart 2" draw:style-name="gr1" draw:text-style-name="P1" svg:width="166.14mm" svg:height="95.24mm" svg:x="13.93mm" svg:y="2.19mm">
              <loext:p draw:notify-on-update-of-ranges="LinearProgramming_2.C28:LinearProgramming_2.C29 LinearProgramming_2.B28:LinearProgramming_2.B29 LinearProgramming_2.C32:LinearProgramming_2.C33 LinearProgramming_2.B32:LinearProgramming_2.B33 LinearProgramming_2.C36:LinearProgramming_2.C37 LinearProgramming_2.B36:LinearProgramming_2.B37 LinearProgramming_2.C40:LinearProgramming_2.C41 LinearProgramming_2.B40:LinearProgramming_2.B4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Eq 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Eq 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lt;=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Eq 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gt;=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Eq 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gt;=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 table:number-columns-repeated="1018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For Eq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For Eq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For Eq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For Eq 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>
            <text:p>Outpu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number-columns-repeated="1020"/>
        </table:table-row>
        <table:table-row table:style-name="ro6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No feasible solution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LinerProgramming_1.$A$1" table:cell-range-address="$LinearProgramming_2.$B$45:.$C$45"/>
          <table:named-expression table:name="solver_cvg" table:base-cell-address="$LinerProgramming_1.$A$1" table:expression="0.0001"/>
          <table:named-expression table:name="solver_drv" table:base-cell-address="$LinerProgramming_1.$A$1" table:expression="2"/>
          <table:named-expression table:name="solver_eng" table:base-cell-address="$LinerProgramming_1.$A$1" table:expression="1"/>
          <table:named-expression table:name="solver_est" table:base-cell-address="$LinerProgramming_1.$A$1" table:expression="1"/>
          <table:named-expression table:name="solver_itr" table:base-cell-address="$LinerProgramming_1.$A$1" table:expression="2147483647"/>
          <table:named-range table:name="solver_lhs1" table:base-cell-address="$LinerProgramming_1.$A$1" table:cell-range-address="$LinearProgramming_2.$D$20"/>
          <table:named-range table:name="solver_lhs2" table:base-cell-address="$LinerProgramming_1.$A$1" table:cell-range-address="$LinearProgramming_2.$D$21"/>
          <table:named-range table:name="solver_lhs3" table:base-cell-address="$LinerProgramming_1.$A$1" table:cell-range-address="$LinearProgramming_2.$D$22"/>
          <table:named-range table:name="solver_lhs4" table:base-cell-address="$LinerProgramming_1.$A$1" table:cell-range-address="$LinearProgramming_2.$D$23"/>
          <table:named-expression table:name="solver_mip" table:base-cell-address="$LinerProgramming_1.$A$1" table:expression="2147483647"/>
          <table:named-expression table:name="solver_mni" table:base-cell-address="$LinerProgramming_1.$A$1" table:expression="30"/>
          <table:named-expression table:name="solver_mrt" table:base-cell-address="$LinerProgramming_1.$A$1" table:expression="0.075"/>
          <table:named-expression table:name="solver_msl" table:base-cell-address="$LinerProgramming_1.$A$1" table:expression="2"/>
          <table:named-expression table:name="solver_neg" table:base-cell-address="$LinerProgramming_1.$A$1" table:expression="1"/>
          <table:named-expression table:name="solver_nod" table:base-cell-address="$LinerProgramming_1.$A$1" table:expression="2147483647"/>
          <table:named-expression table:name="solver_num" table:base-cell-address="$LinerProgramming_1.$A$1" table:expression="4"/>
          <table:named-expression table:name="solver_nwt" table:base-cell-address="$LinerProgramming_1.$A$1" table:expression="1"/>
          <table:named-range table:name="solver_opt" table:base-cell-address="$LinerProgramming_1.$A$1" table:cell-range-address="$LinearProgramming_2.$D$19"/>
          <table:named-expression table:name="solver_pre" table:base-cell-address="$LinerProgramming_1.$A$1" table:expression="0.000001"/>
          <table:named-expression table:name="solver_rbv" table:base-cell-address="$LinerProgramming_1.$A$1" table:expression="2"/>
          <table:named-expression table:name="solver_rel1" table:base-cell-address="$LinerProgramming_1.$A$1" table:expression="1"/>
          <table:named-expression table:name="solver_rel2" table:base-cell-address="$LinerProgramming_1.$A$1" table:expression="1"/>
          <table:named-expression table:name="solver_rel3" table:base-cell-address="$LinerProgramming_1.$A$1" table:expression="3"/>
          <table:named-expression table:name="solver_rel4" table:base-cell-address="$LinerProgramming_1.$A$1" table:expression="3"/>
          <table:named-range table:name="solver_rhs1" table:base-cell-address="$LinerProgramming_1.$A$1" table:cell-range-address="$LinearProgramming_2.$F$20"/>
          <table:named-range table:name="solver_rhs2" table:base-cell-address="$LinerProgramming_1.$A$1" table:cell-range-address="$LinearProgramming_2.$F$21"/>
          <table:named-range table:name="solver_rhs3" table:base-cell-address="$LinerProgramming_1.$A$1" table:cell-range-address="$LinearProgramming_2.$F$22"/>
          <table:named-range table:name="solver_rhs4" table:base-cell-address="$LinerProgramming_1.$A$1" table:cell-range-address="$LinearProgramming_2.$F$23"/>
          <table:named-expression table:name="solver_rlx" table:base-cell-address="$LinerProgramming_1.$A$1" table:expression="2"/>
          <table:named-expression table:name="solver_rsd" table:base-cell-address="$LinerProgramming_1.$A$1" table:expression="0"/>
          <table:named-expression table:name="solver_scl" table:base-cell-address="$LinerProgramming_1.$A$1" table:expression="2"/>
          <table:named-expression table:name="solver_sho" table:base-cell-address="$LinerProgramming_1.$A$1" table:expression="2"/>
          <table:named-expression table:name="solver_ssz" table:base-cell-address="$LinerProgramming_1.$A$1" table:expression="100"/>
          <table:named-expression table:name="solver_tim" table:base-cell-address="$LinerProgramming_1.$A$1" table:expression="2147483647"/>
          <table:named-expression table:name="solver_tol" table:base-cell-address="$LinerProgramming_1.$A$1" table:expression="0.01"/>
          <table:named-expression table:name="solver_typ" table:base-cell-address="$LinerProgramming_1.$A$1" table:expression="1"/>
          <table:named-expression table:name="solver_val" table:base-cell-address="$LinerProgramming_1.$A$1" table:expression="0"/>
          <table:named-expression table:name="solver_ver" table:base-cell-address="$LinerProgramming_1.$A$1" table:expression="3"/>
        </table:named-expressions>
      </table:table>
      <table:table table:name="Feasible solution can't be found" table:style-name="ta3">
        <table:scenario table:display-border="false" table:border-color="#c0c0c0" table:copy-back="false" table:copy-styles="false" table:copy-formulas="false" table:is-active="true" table:scenario-ranges="'Feasible solution can''t be found'.B45:'Feasible solution can''t be found'.C45" table:comment="Created by Raghav Jaggi on 8/2/2018"/>
        <table:table-column table:style-name="co1" table:number-columns-repeated="10" table:default-cell-style-name="ce46"/>
        <table:table-column table:style-name="co2" table:number-columns-repeated="1014" table:default-cell-style-name="ce46"/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26">
          <table:table-cell table:number-columns-repeated="1024"/>
        </table:table-row>
        <table:table-row table:style-name="ro6">
          <table:table-cell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ld not find a feasible solution" table:style-name="ta3">
        <table:scenario table:display-border="false" table:border-color="#c0c0c0" table:copy-back="false" table:copy-styles="false" table:copy-formulas="false" table:is-active="false" table:scenario-ranges="'Could not find a feasible solution'.B45:'Could not find a feasible solution'.C45" table:comment="Created by Raghav Jaggi on 8/2/2018"/>
        <table:table-column table:style-name="co1" table:number-columns-repeated="10" table:default-cell-style-name="ce46"/>
        <table:table-column table:style-name="co2" table:number-columns-repeated="1014" table:default-cell-style-name="ce46"/>
        <table:table-row table:style-name="ro2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26">
          <table:table-cell table:number-columns-repeated="1024"/>
        </table:table-row>
        <table:table-row table:style-name="ro6">
          <table:table-cell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earProgramming_3" table:style-name="ta4">
        <office:forms form:automatic-focus="false" form:apply-design-mode="false"/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6" table:default-cell-style-name="ce13"/>
        <table:table-column table:style-name="co2" table:number-columns-repeated="1014" table:default-cell-style-name="ce13"/>
        <table:table-row table:style-name="ro1">
          <table:table-cell table:style-name="Default" table:number-columns-repeated="4"/>
          <table:table-cell table:style-name="ce49" office:value-type="string" calcext:value-type="string" table:number-columns-spanned="6" table:number-rows-spanned="2">
            <text:p>LINEAR PROGRAMMING</text:p>
          </table:table-cell>
          <table:covered-table-cell table:number-columns-repeated="5" table:style-name="ce49"/>
          <table:table-cell table:number-columns-repeated="1014"/>
        </table:table-row>
        <table:table-row table:style-name="ro1">
          <table:table-cell table:style-name="Default" table:number-columns-repeated="4"/>
          <table:covered-table-cell table:number-columns-repeated="6" table:style-name="ce49"/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ce50" office:value-type="string" calcext:value-type="string" table:number-columns-spanned="6" table:number-rows-spanned="1">
            <text:p>USING GRAPHICAL SOLUTIOIN</text:p>
          </table:table-cell>
          <table:covered-table-cell table:number-columns-repeated="5" table:style-name="ce50"/>
          <table:table-cell table:number-columns-repeated="101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25" office:value-type="string" calcext:value-type="string" table:number-columns-spanned="4" table:number-rows-spanned="1">
            <text:p><text:span text:style-name="T1">DECISION VARIABLES</text:span></text:p>
          </table:table-cell>
          <table:covered-table-cell table:number-columns-repeated="3" table:style-name="ce3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6" table:number-columns-spanned="1" table:number-rows-spanned="4"/>
          <table:table-cell table:style-name="ce14" office:value-type="string" calcext:value-type="string" table:number-columns-spanned="3" table:number-rows-spanned="2">
            <text:p>x=Decision variable 1</text:p>
          </table:table-cell>
          <table:covered-table-cell table:number-columns-repeated="2" table:style-name="ce1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covered-table-cell table:number-columns-repeated="3" table:style-name="ce1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table-cell table:style-name="ce15" office:value-type="string" calcext:value-type="string" table:number-columns-spanned="3" table:number-rows-spanned="2">
            <text:p>y=Decision variable 2</text:p>
          </table:table-cell>
          <table:covered-table-cell table:number-columns-repeated="2" table:style-name="ce16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covered-table-cell table:number-columns-repeated="3" table:style-name="ce16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4" table:number-rows-spanned="1">
            <text:p>OBJECTIVE</text:p>
          </table:table-cell>
          <table:covered-table-cell table:number-columns-repeated="3" table:style-name="ce3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Maximize z= 3x+5y</text:p>
          </table:table-cell>
          <table:covered-table-cell table:number-columns-repeated="2" table:style-name="ce35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7" office:value-type="string" calcext:value-type="string" table:number-columns-spanned="4" table:number-rows-spanned="1">
            <text:p>CONSTRAINT</text:p>
          </table:table-cell>
          <table:covered-table-cell table:number-columns-repeated="3" table:style-name="ce34"/>
          <table:table-cell table:style-name="ce31" table:number-columns-repeated="2"/>
          <table:table-cell table:number-columns-repeated="1018"/>
        </table:table-row>
        <table:table-row table:style-name="ro4">
          <table:table-cell table:style-name="ce28"/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style-name="ce36" office:value-type="string" calcext:value-type="string">
            <text:p>total</text:p>
          </table:table-cell>
          <table:table-cell table:style-name="ce31" table:number-columns-repeated="2"/>
          <table:table-cell table:number-columns-repeated="1018"/>
        </table:table-row>
        <table:table-row table:style-name="ro2">
          <table:table-cell table:style-name="ce29" office:value-type="string" calcext:value-type="string">
            <text:p>Objective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formula="of:=[.B19]*[.B$40]+[.C19]*[.C$40]" office:value-type="float" office:value="0" calcext:value-type="float">
            <text:p>0</text:p>
          </table:table-cell>
          <table:table-cell table:style-name="ce38" table:number-columns-repeated="2"/>
          <table:table-cell table:number-columns-repeated="1018"/>
        </table:table-row>
        <table:table-row table:style-name="ro2">
          <table:table-cell table:style-name="ce30" office:value-type="string" calcext:value-type="string">
            <text:p>Eq 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gt;=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Eq 2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gt;=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0" office:value-type="string" calcext:value-type="string">
            <text:p>Eq 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string" calcext:value-type="string">
            <text:p>&gt;=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>
            <draw:frame table:end-cell-address="LinearProgramming_3.N43" table:end-x="10.56mm" table:end-y="2.9mm" draw:z-index="0" draw:name="Chart 1" draw:style-name="gr1" draw:text-style-name="P1" svg:width="171.25mm" svg:height="100.26mm" svg:x="0.18mm" svg:y="7.43mm">
              <loext:p draw:notify-on-update-of-ranges="LinearProgramming_3.C27:LinearProgramming_3.C28 LinearProgramming_3.B27:LinearProgramming_3.B28 LinearProgramming_3.C31:LinearProgramming_3.C32 LinearProgramming_3.B31:LinearProgramming_3.B32 LinearProgramming_3.C35:LinearProgramming_3.C36 LinearProgramming_3.B35:LinearProgramming_3.B3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office:value-type="string" calcext:value-type="string">
            <text:p>For Eq 1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/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For Eq 2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2" office:value-type="string" calcext:value-type="string">
            <text:p>For Eq 3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4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>
            <text:p>Outpu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number-columns-repeated="1020"/>
        </table:table-row>
        <table:table-row table:style-name="ro2">
          <table:table-cell/>
          <table:table-cell table:number-columns-repeated="2"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No feasible solution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LinerProgramming_1.$A$1" table:cell-range-address="$LinearProgramming_3.$B$40:.$C$40"/>
          <table:named-expression table:name="solver_cvg" table:base-cell-address="$LinerProgramming_1.$A$1" table:expression="0.0001"/>
          <table:named-expression table:name="solver_drv" table:base-cell-address="$LinerProgramming_1.$A$1" table:expression="1"/>
          <table:named-expression table:name="solver_eng" table:base-cell-address="$LinerProgramming_1.$A$1" table:expression="1"/>
          <table:named-expression table:name="solver_est" table:base-cell-address="$LinerProgramming_1.$A$1" table:expression="1"/>
          <table:named-expression table:name="solver_itr" table:base-cell-address="$LinerProgramming_1.$A$1" table:expression="2147483647"/>
          <table:named-range table:name="solver_lhs1" table:base-cell-address="$LinerProgramming_1.$A$1" table:cell-range-address="$LinearProgramming_3.$D$20"/>
          <table:named-range table:name="solver_lhs2" table:base-cell-address="$LinerProgramming_1.$A$1" table:cell-range-address="$LinearProgramming_3.$D$21"/>
          <table:named-range table:name="solver_lhs3" table:base-cell-address="$LinerProgramming_1.$A$1" table:cell-range-address="$LinearProgramming_3.$D$22"/>
          <table:named-expression table:name="solver_mip" table:base-cell-address="$LinerProgramming_1.$A$1" table:expression="2147483647"/>
          <table:named-expression table:name="solver_mni" table:base-cell-address="$LinerProgramming_1.$A$1" table:expression="30"/>
          <table:named-expression table:name="solver_mrt" table:base-cell-address="$LinerProgramming_1.$A$1" table:expression="0.075"/>
          <table:named-expression table:name="solver_msl" table:base-cell-address="$LinerProgramming_1.$A$1" table:expression="2"/>
          <table:named-expression table:name="solver_neg" table:base-cell-address="$LinerProgramming_1.$A$1" table:expression="1"/>
          <table:named-expression table:name="solver_nod" table:base-cell-address="$LinerProgramming_1.$A$1" table:expression="2147483647"/>
          <table:named-expression table:name="solver_num" table:base-cell-address="$LinerProgramming_1.$A$1" table:expression="3"/>
          <table:named-expression table:name="solver_nwt" table:base-cell-address="$LinerProgramming_1.$A$1" table:expression="1"/>
          <table:named-range table:name="solver_opt" table:base-cell-address="$LinerProgramming_1.$A$1" table:cell-range-address="$LinearProgramming_3.$D$19"/>
          <table:named-expression table:name="solver_pre" table:base-cell-address="$LinerProgramming_1.$A$1" table:expression="0.000001"/>
          <table:named-expression table:name="solver_rbv" table:base-cell-address="$LinerProgramming_1.$A$1" table:expression="1"/>
          <table:named-expression table:name="solver_rel1" table:base-cell-address="$LinerProgramming_1.$A$1" table:expression="3"/>
          <table:named-expression table:name="solver_rel2" table:base-cell-address="$LinerProgramming_1.$A$1" table:expression="3"/>
          <table:named-expression table:name="solver_rel3" table:base-cell-address="$LinerProgramming_1.$A$1" table:expression="3"/>
          <table:named-range table:name="solver_rhs1" table:base-cell-address="$LinerProgramming_1.$A$1" table:cell-range-address="$LinearProgramming_3.$F$20"/>
          <table:named-range table:name="solver_rhs2" table:base-cell-address="$LinerProgramming_1.$A$1" table:cell-range-address="$LinearProgramming_3.$F$21"/>
          <table:named-range table:name="solver_rhs3" table:base-cell-address="$LinerProgramming_1.$A$1" table:cell-range-address="$LinearProgramming_3.$F$22"/>
          <table:named-expression table:name="solver_rlx" table:base-cell-address="$LinerProgramming_1.$A$1" table:expression="2"/>
          <table:named-expression table:name="solver_rsd" table:base-cell-address="$LinerProgramming_1.$A$1" table:expression="0"/>
          <table:named-expression table:name="solver_scl" table:base-cell-address="$LinerProgramming_1.$A$1" table:expression="1"/>
          <table:named-expression table:name="solver_sho" table:base-cell-address="$LinerProgramming_1.$A$1" table:expression="2"/>
          <table:named-expression table:name="solver_ssz" table:base-cell-address="$LinerProgramming_1.$A$1" table:expression="100"/>
          <table:named-expression table:name="solver_tim" table:base-cell-address="$LinerProgramming_1.$A$1" table:expression="2147483647"/>
          <table:named-expression table:name="solver_tol" table:base-cell-address="$LinerProgramming_1.$A$1" table:expression="0.01"/>
          <table:named-expression table:name="solver_typ" table:base-cell-address="$LinerProgramming_1.$A$1" table:expression="1"/>
          <table:named-expression table:name="solver_val" table:base-cell-address="$LinerProgramming_1.$A$1" table:expression="0"/>
          <table:named-expression table:name="solver_ver" table:base-cell-address="$LinerProgramming_1.$A$1" table:expression="3"/>
        </table:named-expressions>
      </table:table>
      <table:table table:name="No feasible solution" table:style-name="ta5">
        <table:scenario table:display-border="false" table:border-color="#c0c0c0" table:copy-back="false" table:copy-styles="false" table:copy-formulas="false" table:is-active="true" table:scenario-ranges="'No feasible solution'.B40:'No feasible solution'.C40" table:comment="Created by Raghav Jaggi on 8/2/2018"/>
        <table:table-column table:style-name="co1" table:number-columns-repeated="3" table:default-cell-style-name="ce46"/>
        <table:table-column table:style-name="co3" table:default-cell-style-name="ce46"/>
        <table:table-column table:style-name="co1" table:number-columns-repeated="6" table:default-cell-style-name="ce46"/>
        <table:table-column table:style-name="co2" table:number-columns-repeated="1014" table:default-cell-style-name="ce46"/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/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earProgramming_4" table:style-name="ta6">
        <office:forms form:automatic-focus="false" form:apply-design-mode="false"/>
        <table:table-column table:style-name="co1" table:number-columns-repeated="10" table:default-cell-style-name="ce13"/>
        <table:table-column table:style-name="co2" table:number-columns-repeated="1014" table:default-cell-style-name="ce13"/>
        <table:table-row table:style-name="ro1">
          <table:table-cell table:style-name="Default" table:number-columns-repeated="4"/>
          <table:table-cell table:style-name="ce57" office:value-type="string" calcext:value-type="string" table:number-columns-spanned="6" table:number-rows-spanned="2">
            <text:p>LINEAR PROGRAMMING</text:p>
          </table:table-cell>
          <table:covered-table-cell table:number-columns-repeated="5" table:style-name="ce57"/>
          <table:table-cell table:number-columns-repeated="1014"/>
        </table:table-row>
        <table:table-row table:style-name="ro1">
          <table:table-cell table:style-name="Default" table:number-columns-repeated="4"/>
          <table:covered-table-cell table:number-columns-repeated="6" table:style-name="ce57"/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ce58" office:value-type="string" calcext:value-type="string" table:number-columns-spanned="6" table:number-rows-spanned="1">
            <text:p>USING GRAPHICAL SOLUTIOIN</text:p>
          </table:table-cell>
          <table:covered-table-cell table:number-columns-repeated="5" table:style-name="ce58"/>
          <table:table-cell table:number-columns-repeated="1014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51" office:value-type="string" calcext:value-type="string" table:number-columns-spanned="4" table:number-rows-spanned="1">
            <text:p><text:span text:style-name="T1">DECISION VARIABLES</text:span></text:p>
          </table:table-cell>
          <table:covered-table-cell table:number-columns-repeated="3" table:style-name="ce3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6" table:number-columns-spanned="1" table:number-rows-spanned="4"/>
          <table:table-cell table:style-name="ce54" office:value-type="string" calcext:value-type="string" table:number-columns-spanned="3" table:number-rows-spanned="2">
            <text:p>x=Decision variable 1</text:p>
          </table:table-cell>
          <table:covered-table-cell table:number-columns-repeated="2" table:style-name="ce5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covered-table-cell table:number-columns-repeated="3" table:style-name="ce54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table-cell table:style-name="ce55" office:value-type="string" calcext:value-type="string" table:number-columns-spanned="3" table:number-rows-spanned="2">
            <text:p>y=Decision variable 2</text:p>
          </table:table-cell>
          <table:covered-table-cell table:number-columns-repeated="2" table:style-name="ce56"/>
          <table:table-cell table:style-name="Default" table:number-columns-repeated="2"/>
          <table:table-cell table:number-columns-repeated="1018"/>
        </table:table-row>
        <table:table-row table:style-name="ro1">
          <table:covered-table-cell table:style-name="ce26"/>
          <table:covered-table-cell table:number-columns-repeated="3" table:style-name="ce56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/>
          <table:table-cell table:style-name="ce17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2" office:value-type="string" calcext:value-type="string" table:number-columns-spanned="4" table:number-rows-spanned="1">
            <text:p>OBJECTIVE</text:p>
          </table:table-cell>
          <table:covered-table-cell table:number-columns-repeated="3" table:style-name="ce3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4" office:value-type="string" calcext:value-type="string" table:number-columns-spanned="3" table:number-rows-spanned="1">
            <text:p>Maximize z= 4x+3y</text:p>
          </table:table-cell>
          <table:covered-table-cell table:number-columns-repeated="2" table:style-name="ce35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2" office:value-type="string" calcext:value-type="string" table:number-columns-spanned="4" table:number-rows-spanned="1">
            <text:p>CONSTRAINT</text:p>
          </table:table-cell>
          <table:covered-table-cell table:number-columns-repeated="3" table:style-name="ce34"/>
          <table:table-cell table:style-name="ce31" table:number-columns-repeated="2"/>
          <table:table-cell table:number-columns-repeated="1018"/>
        </table:table-row>
        <table:table-row table:style-name="ro4">
          <table:table-cell table:style-name="ce28"/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y</text:p>
          </table:table-cell>
          <table:table-cell table:style-name="ce36" office:value-type="string" calcext:value-type="string">
            <text:p>total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9" office:value-type="string" calcext:value-type="string">
            <text:p>Objective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formula="of:=[.B19]*[.B$40]+[.C19]*[.C$40]" office:value-type="float" office:value="24" calcext:value-type="float">
            <text:p>2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30" office:value-type="string" calcext:value-type="string">
            <text:p>Eq 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51" table:formula="of:=[.B20]*[.B$40]+[.C20]*[.C$40]" office:value-type="float" office:value="24" calcext:value-type="float">
            <text:p>24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Eq 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51" table:formula="of:=[.B21]*[.B$40]+[.C21]*[.C$40]" office:value-type="float" office:value="3.84" calcext:value-type="float">
            <text:p>3.84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Eq 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1" table:formula="of:=[.B22]*[.B$40]+[.C22]*[.C$40]" office:value-type="float" office:value="2.88" calcext:value-type="float">
            <text:p>2.88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style-name="Default" table:number-columns-repeated="4"/>
          <table:table-cell/>
          <table:table-cell>
            <draw:frame table:end-cell-address="LinearProgramming_4.M43" table:end-x="14.36mm" table:end-y="4.93mm" draw:z-index="0" draw:name="Chart 2" draw:style-name="gr1" draw:text-style-name="P1" svg:width="172.65mm" svg:height="98.41mm" svg:x="22.42mm" svg:y="6.92mm">
              <loext:p draw:notify-on-update-of-ranges="LinearProgramming_4.C27:LinearProgramming_4.C28 LinearProgramming_4.B27:LinearProgramming_4.B28 LinearProgramming_4.C31:LinearProgramming_4.C32 LinearProgramming_4.B31:LinearProgramming_4.B32 LinearProgramming_4.C35:LinearProgramming_4.C36 LinearProgramming_4.B35:LinearProgramming_4.B3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1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/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/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0" office:value-type="string" calcext:value-type="string">
            <text:p>For Eq 3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32" office:value-type="string" calcext:value-type="string">
            <text:p>Outpu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number-columns-repeated="1020"/>
        </table:table-row>
        <table:table-row table:style-name="ro2">
          <table:table-cell/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2.88" calcext:value-type="float">
            <text:p>2.88</text:p>
          </table:table-cell>
          <table:table-cell table:style-name="ce41" table:formula="of:=[.D19]" office:value-type="float" office:value="24" calcext:value-type="float">
            <text:p>24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LinerProgramming_1.$A$1" table:cell-range-address="$LinearProgramming_4.$B$40:.$C$40"/>
          <table:named-expression table:name="solver_cvg" table:base-cell-address="$LinerProgramming_1.$A$1" table:expression="0.0001"/>
          <table:named-expression table:name="solver_drv" table:base-cell-address="$LinerProgramming_1.$A$1" table:expression="1"/>
          <table:named-expression table:name="solver_eng" table:base-cell-address="$LinerProgramming_1.$A$1" table:expression="1"/>
          <table:named-expression table:name="solver_est" table:base-cell-address="$LinerProgramming_1.$A$1" table:expression="1"/>
          <table:named-expression table:name="solver_itr" table:base-cell-address="$LinerProgramming_1.$A$1" table:expression="2147483647"/>
          <table:named-range table:name="solver_lhs1" table:base-cell-address="$LinerProgramming_1.$A$1" table:cell-range-address="$LinearProgramming_4.$D$20"/>
          <table:named-range table:name="solver_lhs2" table:base-cell-address="$LinerProgramming_1.$A$1" table:cell-range-address="$LinearProgramming_4.$D$21"/>
          <table:named-range table:name="solver_lhs3" table:base-cell-address="$LinerProgramming_1.$A$1" table:cell-range-address="$LinearProgramming_4.$D$22"/>
          <table:named-expression table:name="solver_mip" table:base-cell-address="$LinerProgramming_1.$A$1" table:expression="2147483647"/>
          <table:named-expression table:name="solver_mni" table:base-cell-address="$LinerProgramming_1.$A$1" table:expression="30"/>
          <table:named-expression table:name="solver_mrt" table:base-cell-address="$LinerProgramming_1.$A$1" table:expression="0.075"/>
          <table:named-expression table:name="solver_msl" table:base-cell-address="$LinerProgramming_1.$A$1" table:expression="2"/>
          <table:named-expression table:name="solver_neg" table:base-cell-address="$LinerProgramming_1.$A$1" table:expression="1"/>
          <table:named-expression table:name="solver_nod" table:base-cell-address="$LinerProgramming_1.$A$1" table:expression="2147483647"/>
          <table:named-expression table:name="solver_num" table:base-cell-address="$LinerProgramming_1.$A$1" table:expression="3"/>
          <table:named-expression table:name="solver_nwt" table:base-cell-address="$LinerProgramming_1.$A$1" table:expression="1"/>
          <table:named-range table:name="solver_opt" table:base-cell-address="$LinerProgramming_1.$A$1" table:cell-range-address="$LinearProgramming_4.$D$19"/>
          <table:named-expression table:name="solver_pre" table:base-cell-address="$LinerProgramming_1.$A$1" table:expression="0.000001"/>
          <table:named-expression table:name="solver_rbv" table:base-cell-address="$LinerProgramming_1.$A$1" table:expression="1"/>
          <table:named-expression table:name="solver_rel1" table:base-cell-address="$LinerProgramming_1.$A$1" table:expression="1"/>
          <table:named-expression table:name="solver_rel2" table:base-cell-address="$LinerProgramming_1.$A$1" table:expression="1"/>
          <table:named-expression table:name="solver_rel3" table:base-cell-address="$LinerProgramming_1.$A$1" table:expression="1"/>
          <table:named-range table:name="solver_rhs1" table:base-cell-address="$LinerProgramming_1.$A$1" table:cell-range-address="$LinearProgramming_4.$F$20"/>
          <table:named-range table:name="solver_rhs2" table:base-cell-address="$LinerProgramming_1.$A$1" table:cell-range-address="$LinearProgramming_4.$F$21"/>
          <table:named-range table:name="solver_rhs3" table:base-cell-address="$LinerProgramming_1.$A$1" table:cell-range-address="$LinearProgramming_4.$F$22"/>
          <table:named-expression table:name="solver_rlx" table:base-cell-address="$LinerProgramming_1.$A$1" table:expression="2"/>
          <table:named-expression table:name="solver_rsd" table:base-cell-address="$LinerProgramming_1.$A$1" table:expression="0"/>
          <table:named-expression table:name="solver_scl" table:base-cell-address="$LinerProgramming_1.$A$1" table:expression="1"/>
          <table:named-expression table:name="solver_sho" table:base-cell-address="$LinerProgramming_1.$A$1" table:expression="2"/>
          <table:named-expression table:name="solver_ssz" table:base-cell-address="$LinerProgramming_1.$A$1" table:expression="100"/>
          <table:named-expression table:name="solver_tim" table:base-cell-address="$LinerProgramming_1.$A$1" table:expression="2147483647"/>
          <table:named-expression table:name="solver_tol" table:base-cell-address="$LinerProgramming_1.$A$1" table:expression="0.01"/>
          <table:named-expression table:name="solver_typ" table:base-cell-address="$LinerProgramming_1.$A$1" table:expression="1"/>
          <table:named-expression table:name="solver_val" table:base-cell-address="$LinerProgramming_1.$A$1" table:expression="0"/>
          <table:named-expression table:name="solver_ver" table:base-cell-address="$LinerProgramming_1.$A$1" table:expression="3"/>
        </table:named-expressions>
      </table:table>
      <table:table table:name="LPP_Simplex_5" table:style-name="ta7">
        <office:forms form:automatic-focus="false" form:apply-design-mode="false"/>
        <table:table-column table:style-name="co4" table:number-columns-repeated="1024" table:default-cell-style-name="ce13"/>
        <table:table-row table:style-name="ro1">
          <table:table-cell/>
          <table:table-cell table:style-name="Default" table:number-columns-repeated="5"/>
          <table:table-cell table:style-name="ce64" office:value-type="string" calcext:value-type="string" table:number-columns-spanned="5" table:number-rows-spanned="2">
            <text:p>SOLVING LPP USING SIMPLEX METHOD</text:p>
          </table:table-cell>
          <table:covered-table-cell table:number-columns-repeated="4" table:style-name="ce65"/>
          <table:table-cell table:number-columns-repeated="1013"/>
        </table:table-row>
        <table:table-row table:style-name="ro2">
          <table:table-cell/>
          <table:table-cell table:style-name="Default" table:number-columns-repeated="5"/>
          <table:covered-table-cell table:number-columns-repeated="5" table:style-name="ce65"/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61" office:value-type="string" calcext:value-type="string">
            <text:p>Objective 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Maximize </text:p>
          </table:table-cell>
          <table:table-cell table:style-name="ce63" office:value-type="string" calcext:value-type="string">
            <text:p>Z=x + 3y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59"/>
          <table:table-cell table:style-name="ce59" office:value-type="string" calcext:value-type="string" table:number-columns-spanned="2" table:number-rows-spanned="1">
            <text:p>Constraint</text:p>
          </table:table-cell>
          <table:covered-table-cell table:style-name="ce59"/>
          <table:table-cell table:style-name="ce59" table:number-columns-repeated="3"/>
          <table:table-cell table:number-columns-repeated="1017"/>
        </table:table-row>
        <table:table-row table:style-name="ro2">
          <table:table-cell/>
          <table:table-cell table:style-name="ce59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y</text:p>
          </table:table-cell>
          <table:table-cell table:style-name="ce59" office:value-type="string" calcext:value-type="string">
            <text:p>total</text:p>
          </table:table-cell>
          <table:table-cell table:style-name="ce59" table:number-columns-repeated="2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Objectiv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formula="of:=SUMPRODUCT([.C9:.D9];[.C13:.D13])" office:value-type="float" office:value="10" calcext:value-type="float">
            <text:p>1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SUMPRODUCT([.C10:.D10];[.C13:.D13])" office:value-type="float" office:value="20" calcext:value-type="float">
            <text:p>2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SUMPRODUCT([.C11:.D11];[.C13:.D13])" office:value-type="float" office:value="20" calcext:value-type="float">
            <text:p>2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60" office:value-type="string" calcext:value-type="string">
            <text:p>Optimal Valu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1" table:number-columns-repeated="3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62" office:value-type="string" calcext:value-type="string">
            <text:p>Solution</text:p>
          </table:table-cell>
          <table:table-cell table:style-name="ce62" table:formula="of:=SUMPRODUCT([.C8:.D8];[.C13:.D13])" office:value-type="float" office:value="30" calcext:value-type="float">
            <text:p>30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solver_eng" table:base-cell-address="$LinerProgramming_1.$A$1" table:expression="1"/>
          <table:named-expression table:name="solver_neg" table:base-cell-address="$LinerProgramming_1.$A$1" table:expression="1"/>
          <table:named-expression table:name="solver_num" table:base-cell-address="$LinerProgramming_1.$A$1" table:expression="0"/>
          <table:named-range table:name="solver_opt" table:base-cell-address="$LinerProgramming_1.$A$1" table:cell-range-address="$LPP_Simplex_5.$A$1"/>
          <table:named-expression table:name="solver_typ" table:base-cell-address="$LinerProgramming_1.$A$1" table:expression="1"/>
          <table:named-expression table:name="solver_val" table:base-cell-address="$LinerProgramming_1.$A$1" table:expression="0"/>
          <table:named-expression table:name="solver_ver" table:base-cell-address="$LinerProgramming_1.$A$1" table:expression="3"/>
        </table:named-expressions>
      </table:table>
      <table:table table:name="LPP_Simplex_6" table:style-name="ta8">
        <office:forms form:automatic-focus="false" form:apply-design-mode="false"/>
        <table:table-column table:style-name="co4" table:number-columns-repeated="3" table:default-cell-style-name="ce13"/>
        <table:table-column table:style-name="co5" table:default-cell-style-name="ce13"/>
        <table:table-column table:style-name="co4" table:number-columns-repeated="1020" table:default-cell-style-name="ce13"/>
        <table:table-row table:style-name="ro1">
          <table:table-cell/>
          <table:table-cell table:style-name="Default" table:number-columns-repeated="6"/>
          <table:table-cell table:style-name="ce69" office:value-type="string" calcext:value-type="string" table:number-columns-spanned="5" table:number-rows-spanned="2">
            <text:p>SOLVING LPP USING SIMPLEX METHOD</text:p>
          </table:table-cell>
          <table:covered-table-cell table:number-columns-repeated="4" table:style-name="ce65"/>
          <table:table-cell table:number-columns-repeated="1012"/>
        </table:table-row>
        <table:table-row table:style-name="ro2">
          <table:table-cell/>
          <table:table-cell table:style-name="Default" table:number-columns-repeated="6"/>
          <table:covered-table-cell table:number-columns-repeated="5" table:style-name="ce65"/>
          <table:table-cell table:number-columns-repeated="1012"/>
        </table:table-row>
        <table:table-row table:style-name="ro2">
          <table:table-cell/>
          <table:table-cell table:style-name="Default"/>
          <table:table-cell table:style-name="ce61" office:value-type="string" calcext:value-type="string">
            <text:p>Objective </text:p>
          </table:table-cell>
          <table:table-cell table:style-name="Default" table:number-columns-repeated="5"/>
          <table:table-cell table:number-columns-repeated="1016"/>
        </table:table-row>
        <table:table-row table:style-name="ro8">
          <table:table-cell/>
          <table:table-cell table:style-name="Default"/>
          <table:table-cell table:style-name="ce1" office:value-type="string" calcext:value-type="string">
            <text:p>Maximize </text:p>
          </table:table-cell>
          <table:table-cell table:style-name="ce67" office:value-type="string" calcext:value-type="string">
            <text:p>Z=3x + 2y + z</text:p>
          </table:table-cell>
          <table:table-cell table:style-name="ce68"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59"/>
          <table:table-cell table:style-name="ce59" office:value-type="string" calcext:value-type="string" table:number-columns-spanned="2" table:number-rows-spanned="1">
            <text:p>Constraint</text:p>
          </table:table-cell>
          <table:covered-table-cell table:style-name="ce59"/>
          <table:table-cell table:style-name="ce59" table:number-columns-repeated="4"/>
          <table:table-cell table:number-columns-repeated="1016"/>
        </table:table-row>
        <table:table-row table:style-name="ro2">
          <table:table-cell/>
          <table:table-cell table:style-name="ce59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y</text:p>
          </table:table-cell>
          <table:table-cell table:style-name="ce59" office:value-type="string" calcext:value-type="string">
            <text:p>z</text:p>
          </table:table-cell>
          <table:table-cell table:style-name="ce59" office:value-type="string" calcext:value-type="string">
            <text:p>total</text:p>
          </table:table-cell>
          <table:table-cell table:style-name="ce59" table:number-columns-repeated="2"/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Objectiv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Eq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SUMPRODUCT([.C9:.E9];[.C12:.E12])" office:value-type="float" office:value="10" calcext:value-type="float">
            <text:p>10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Eq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SUMPRODUCT([.C10:.E10];[.C12:.E12])" office:value-type="float" office:value="5" calcext:value-type="float">
            <text:p>5</text:p>
          </table:table-cell>
          <table:table-cell table:style-name="ce11" office:value-type="string" calcext:value-type="string">
            <text:p>&lt;=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4"/>
          <table:table-cell table:number-columns-repeated="1016"/>
        </table:table-row>
        <table:table-row table:style-name="ro8">
          <table:table-cell/>
          <table:table-cell table:style-name="ce66" office:value-type="string" calcext:value-type="string">
            <text:p>Optimal Valu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1" table:number-columns-repeated="3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Solution</text:p>
          </table:table-cell>
          <table:table-cell table:style-name="ce8" table:formula="of:=SUMPRODUCT([.C8:.E8];[.C12:.E12])" office:value-type="float" office:value="15" calcext:value-type="float">
            <text:p>15</text:p>
          </table:table-cell>
          <table:table-cell table:style-name="ce68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PP_Simplex_7" table:style-name="ta9">
        <office:forms form:automatic-focus="false" form:apply-design-mode="false"/>
        <table:table-column table:style-name="co4" table:number-columns-repeated="3" table:default-cell-style-name="ce13"/>
        <table:table-column table:style-name="co5" table:default-cell-style-name="ce13"/>
        <table:table-column table:style-name="co4" table:number-columns-repeated="1020" table:default-cell-style-name="ce13"/>
        <table:table-row table:style-name="ro1">
          <table:table-cell/>
          <table:table-cell table:style-name="Default" table:number-columns-repeated="6"/>
          <table:table-cell table:style-name="ce64" office:value-type="string" calcext:value-type="string" table:number-columns-spanned="5" table:number-rows-spanned="2">
            <text:p>SOLVING LPP USING SIMPLEX METHOD</text:p>
          </table:table-cell>
          <table:covered-table-cell table:number-columns-repeated="4" table:style-name="ce65"/>
          <table:table-cell table:number-columns-repeated="1012"/>
        </table:table-row>
        <table:table-row table:style-name="ro2">
          <table:table-cell/>
          <table:table-cell table:style-name="Default" table:number-columns-repeated="6"/>
          <table:covered-table-cell table:number-columns-repeated="5" table:style-name="ce65"/>
          <table:table-cell table:number-columns-repeated="1012"/>
        </table:table-row>
        <table:table-row table:style-name="ro2">
          <table:table-cell/>
          <table:table-cell table:style-name="Default"/>
          <table:table-cell table:style-name="ce61" office:value-type="string" calcext:value-type="string">
            <text:p>Objective </text:p>
          </table:table-cell>
          <table:table-cell table:style-name="Default" table:number-columns-repeated="5"/>
          <table:table-cell table:number-columns-repeated="1016"/>
        </table:table-row>
        <table:table-row table:style-name="ro8">
          <table:table-cell/>
          <table:table-cell table:style-name="Default"/>
          <table:table-cell table:style-name="ce51" office:value-type="string" calcext:value-type="string">
            <text:p>Minimize </text:p>
          </table:table-cell>
          <table:table-cell table:style-name="ce72" office:value-type="string" calcext:value-type="string">
            <text:p>Z=3x + 2y + z</text:p>
          </table:table-cell>
          <table:table-cell table:style-name="ce68"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59"/>
          <table:table-cell table:style-name="ce59" office:value-type="string" calcext:value-type="string" table:number-columns-spanned="2" table:number-rows-spanned="1">
            <text:p>Constraint</text:p>
          </table:table-cell>
          <table:covered-table-cell table:style-name="ce59"/>
          <table:table-cell table:style-name="ce59" table:number-columns-repeated="4"/>
          <table:table-cell table:number-columns-repeated="1016"/>
        </table:table-row>
        <table:table-row table:style-name="ro2">
          <table:table-cell/>
          <table:table-cell table:style-name="ce59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y</text:p>
          </table:table-cell>
          <table:table-cell table:style-name="ce59" office:value-type="string" calcext:value-type="string">
            <text:p>z</text:p>
          </table:table-cell>
          <table:table-cell table:style-name="ce59" office:value-type="string" calcext:value-type="string">
            <text:p>total</text:p>
          </table:table-cell>
          <table:table-cell table:style-name="ce59" table:number-columns-repeated="2"/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Objectiv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Eq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PRODUCT([.C9:.E9];[.C12:.E12])" office:value-type="float" office:value="10" calcext:value-type="float">
            <text:p>10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59" office:value-type="string" calcext:value-type="string">
            <text:p>Eq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PRODUCT([.C10:.E10];[.C12:.E12])" office:value-type="float" office:value="20" calcext:value-type="float">
            <text:p>20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4"/>
          <table:table-cell table:number-columns-repeated="1016"/>
        </table:table-row>
        <table:table-row table:style-name="ro6">
          <table:table-cell/>
          <table:table-cell table:style-name="ce70" office:value-type="string" calcext:value-type="string">
            <text:p>Optimal Value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.5" calcext:value-type="float">
            <text:p>2.5</text:p>
          </table:table-cell>
          <table:table-cell table:style-name="ce71" office:value-type="float" office:value="5" calcext:value-type="float">
            <text:p>5</text:p>
          </table:table-cell>
          <table:table-cell table:style-name="ce31" table:number-columns-repeated="3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8" office:value-type="string" calcext:value-type="string">
            <text:p>Solution</text:p>
          </table:table-cell>
          <table:table-cell table:style-name="ce8" table:formula="of:=SUMPRODUCT([.C8:.E8];[.C12:.E12])" office:value-type="float" office:value="10" calcext:value-type="float">
            <text:p>10</text:p>
          </table:table-cell>
          <table:table-cell table:style-name="ce68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PP_Simplex_8" table:style-name="ta10">
        <office:forms form:automatic-focus="false" form:apply-design-mode="false"/>
        <table:table-column table:style-name="co4" table:number-columns-repeated="1024" table:default-cell-style-name="ce13"/>
        <table:table-row table:style-name="ro1">
          <table:table-cell table:number-columns-repeated="6"/>
          <table:table-cell table:style-name="ce64" office:value-type="string" calcext:value-type="string" table:number-columns-spanned="5" table:number-rows-spanned="2">
            <text:p>SOLVING LPP USING SIMPLEX METHOD</text:p>
          </table:table-cell>
          <table:covered-table-cell table:number-columns-repeated="4" table:style-name="ce65"/>
          <table:table-cell table:number-columns-repeated="1013"/>
        </table:table-row>
        <table:table-row table:style-name="ro2">
          <table:table-cell table:number-columns-repeated="6"/>
          <table:covered-table-cell table:number-columns-repeated="5" table:style-name="ce65"/>
          <table:table-cell table:number-columns-repeated="1013"/>
        </table:table-row>
        <table:table-row table:style-name="ro2">
          <table:table-cell table:number-columns-repeated="2"/>
          <table:table-cell table:style-name="ce61" office:value-type="string" calcext:value-type="string">
            <text:p>Objective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office:value-type="string" calcext:value-type="string">
            <text:p>Minimize </text:p>
          </table:table-cell>
          <table:table-cell table:style-name="ce73" office:value-type="string" calcext:value-type="string">
            <text:p>Z=4x + y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59"/>
          <table:table-cell table:style-name="ce59" office:value-type="string" calcext:value-type="string" table:number-columns-spanned="2" table:number-rows-spanned="1">
            <text:p>Constraint</text:p>
          </table:table-cell>
          <table:covered-table-cell table:style-name="ce59"/>
          <table:table-cell table:style-name="ce59" table:number-columns-repeated="3"/>
          <table:table-cell table:number-columns-repeated="1017"/>
        </table:table-row>
        <table:table-row table:style-name="ro2">
          <table:table-cell/>
          <table:table-cell table:style-name="ce59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y</text:p>
          </table:table-cell>
          <table:table-cell table:style-name="ce59" office:value-type="string" calcext:value-type="string">
            <text:p>total</text:p>
          </table:table-cell>
          <table:table-cell table:style-name="ce59" table:number-columns-repeated="2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Objectiv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PRODUCT([.C9:.D9];[.C13:.D13])" office:value-type="float" office:value="3" calcext:value-type="float">
            <text:p>3</text:p>
          </table:table-cell>
          <table:table-cell table:style-name="ce8" office:value-type="string" calcext:value-type="string">
            <text:p>=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PRODUCT([.C10:.D10];[.C13:.D13])" office:value-type="float" office:value="7" calcext:value-type="float">
            <text:p>7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PRODUCT([.C11:.D11];[.C13:.D13])" office:value-type="float" office:value="4" calcext:value-type="float">
            <text:p>4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66" office:value-type="string" calcext:value-type="string">
            <text:p>Optimal Value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1.8" calcext:value-type="float">
            <text:p>1.8</text:p>
          </table:table-cell>
          <table:table-cell table:style-name="ce31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Solution</text:p>
          </table:table-cell>
          <table:table-cell table:style-name="ce8" table:formula="of:=SUMPRODUCT([.C8:.D8];[.C13:.D13])" office:value-type="float" office:value="3.4" calcext:value-type="float">
            <text:p>3.4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PP_Simplex_9" table:style-name="ta11">
        <office:forms form:automatic-focus="false" form:apply-design-mode="false"/>
        <table:table-column table:style-name="co4" table:number-columns-repeated="10" table:default-cell-style-name="ce13"/>
        <table:table-column table:style-name="co6" table:default-cell-style-name="ce13"/>
        <table:table-column table:style-name="co4" table:number-columns-repeated="1013" table:default-cell-style-name="ce13"/>
        <table:table-row table:style-name="ro9">
          <table:table-cell/>
          <table:table-cell table:style-name="Default" table:number-columns-repeated="5"/>
          <table:table-cell table:style-name="ce74" office:value-type="string" calcext:value-type="string" table:number-columns-spanned="5" table:number-rows-spanned="2">
            <text:p>SOLVING LPP USING SIMPLEX METHOD</text:p>
            <text:p>(Case of Degeneracy)</text:p>
          </table:table-cell>
          <table:covered-table-cell table:number-columns-repeated="4" table:style-name="ce75"/>
          <table:table-cell table:number-columns-repeated="1013"/>
        </table:table-row>
        <table:table-row table:style-name="ro10">
          <table:table-cell/>
          <table:table-cell table:style-name="Default" table:number-columns-repeated="5"/>
          <table:covered-table-cell table:number-columns-repeated="5" table:style-name="ce75"/>
          <table:table-cell table:number-columns-repeated="1013"/>
        </table:table-row>
        <table:table-row table:style-name="ro2">
          <table:table-cell/>
          <table:table-cell table:style-name="Default"/>
          <table:table-cell table:style-name="ce61" office:value-type="string" calcext:value-type="string">
            <text:p>Objective 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0" office:value-type="string" calcext:value-type="string">
            <text:p>Maximize </text:p>
          </table:table-cell>
          <table:table-cell table:style-name="ce73" office:value-type="string" calcext:value-type="string">
            <text:p>Z=3x + 9y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>
          <table:table-cell/>
          <table:table-cell table:style-name="ce59"/>
          <table:table-cell table:style-name="ce59" office:value-type="string" calcext:value-type="string" table:number-columns-spanned="2" table:number-rows-spanned="1">
            <text:p>Constraint</text:p>
          </table:table-cell>
          <table:covered-table-cell table:style-name="ce59"/>
          <table:table-cell table:style-name="ce59" table:number-columns-repeated="3"/>
          <table:table-cell table:number-columns-repeated="1017"/>
        </table:table-row>
        <table:table-row table:style-name="ro2">
          <table:table-cell/>
          <table:table-cell table:style-name="ce59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y</text:p>
          </table:table-cell>
          <table:table-cell table:style-name="ce59" office:value-type="string" calcext:value-type="string">
            <text:p>total</text:p>
          </table:table-cell>
          <table:table-cell table:style-name="ce59" table:number-columns-repeated="2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Objectiv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PRODUCT([.C9:.D9];[.C12:.D12])" office:value-type="float" office:value="8" calcext:value-type="float">
            <text:p>8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PRODUCT([.C10:.D10];[.C12:.D12])" office:value-type="float" office:value="4" calcext:value-type="float">
            <text:p>4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66" office:value-type="string" calcext:value-type="string">
            <text:p>Optimal Valu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31" table:number-columns-repeated="3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Solution</text:p>
          </table:table-cell>
          <table:table-cell table:style-name="ce8" table:formula="of:=SUMPRODUCT([.C8:.D8];[.C12:.D12])" office:value-type="float" office:value="18" calcext:value-type="float">
            <text:p>18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PP_Simplex_10" table:style-name="ta12">
        <office:forms form:automatic-focus="false" form:apply-design-mode="false"/>
        <table:table-column table:style-name="co4" table:number-columns-repeated="1024" table:default-cell-style-name="ce13"/>
        <table:table-row table:style-name="ro1">
          <table:table-cell table:number-columns-repeated="6"/>
          <table:table-cell table:style-name="ce64" office:value-type="string" calcext:value-type="string" table:number-columns-spanned="5" table:number-rows-spanned="2">
            <text:p>SOLVING LPP USING SIMPLEX METHOD</text:p>
          </table:table-cell>
          <table:covered-table-cell table:number-columns-repeated="4" table:style-name="ce65"/>
          <table:table-cell table:number-columns-repeated="1013"/>
        </table:table-row>
        <table:table-row table:style-name="ro2">
          <table:table-cell table:number-columns-repeated="6"/>
          <table:covered-table-cell table:number-columns-repeated="5" table:style-name="ce65"/>
          <table:table-cell table:number-columns-repeated="1013"/>
        </table:table-row>
        <table:table-row table:style-name="ro2">
          <table:table-cell table:number-columns-repeated="2"/>
          <table:table-cell table:style-name="ce61" office:value-type="string" calcext:value-type="string">
            <text:p>Objective 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office:value-type="string" calcext:value-type="string">
            <text:p>Maximize </text:p>
          </table:table-cell>
          <table:table-cell table:style-name="ce73" office:value-type="string" calcext:value-type="string">
            <text:p>Z=3x + 2y</text:p>
          </table:table-cell>
          <table:table-cell table:number-columns-repeated="1020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59"/>
          <table:table-cell table:style-name="ce59" office:value-type="string" calcext:value-type="string" table:number-columns-spanned="2" table:number-rows-spanned="1">
            <text:p>Constraint</text:p>
          </table:table-cell>
          <table:covered-table-cell table:style-name="ce59"/>
          <table:table-cell table:style-name="ce59" table:number-columns-repeated="3"/>
          <table:table-cell table:number-columns-repeated="1017"/>
        </table:table-row>
        <table:table-row table:style-name="ro2">
          <table:table-cell/>
          <table:table-cell table:style-name="ce59"/>
          <table:table-cell table:style-name="ce59" office:value-type="string" calcext:value-type="string">
            <text:p>x</text:p>
          </table:table-cell>
          <table:table-cell table:style-name="ce59" office:value-type="string" calcext:value-type="string">
            <text:p>y</text:p>
          </table:table-cell>
          <table:table-cell table:style-name="ce59" office:value-type="string" calcext:value-type="string">
            <text:p>total</text:p>
          </table:table-cell>
          <table:table-cell table:style-name="ce59" table:number-columns-repeated="2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Objectiv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1" calcext:value-type="float">
            <text:p>-1</text:p>
          </table:table-cell>
          <table:table-cell table:style-name="ce8" table:formula="of:=SUMPRODUCT([.C9:.D9];[.C13:.D13])" office:value-type="float" office:value="4" calcext:value-type="float">
            <text:p>4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PRODUCT([.C10:.D10];[.C13:.D13])" office:value-type="float" office:value="12" calcext:value-type="float">
            <text:p>12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59" office:value-type="string" calcext:value-type="string">
            <text:p>Eq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PRODUCT([.C11:.D11];[.C13:.D13])" office:value-type="float" office:value="8" calcext:value-type="float">
            <text:p>8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table:style-name="ce31"/>
          <table:table-cell table:number-columns-repeated="2" table:style-name="ce31" office:value-type="string" calcext:value-type="string">
            <text:p>&gt;=0</text:p>
          </table:table-cell>
          <table:table-cell table:style-name="ce31" table:number-columns-repeated="3"/>
          <table:table-cell table:number-columns-repeated="1017"/>
        </table:table-row>
        <table:table-row table:style-name="ro8">
          <table:table-cell/>
          <table:table-cell table:style-name="ce66" office:value-type="string" calcext:value-type="string">
            <text:p>Optimal Value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31" table:number-columns-repeated="3"/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Solution</text:p>
          </table:table-cell>
          <table:table-cell table:style-name="ce8" table:formula="of:=SUMPRODUCT([.C8:.D8];[.C13:.D13])" office:value-type="float" office:value="8.5" calcext:value-type="float">
            <text:p>8.5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portation_11" table:style-name="ta13">
        <office:forms form:automatic-focus="false" form:apply-design-mode="false"/>
        <table:table-column table:style-name="co7" table:default-cell-style-name="ce13"/>
        <table:table-column table:style-name="co4" table:number-columns-repeated="10" table:default-cell-style-name="ce13"/>
        <table:table-column table:style-name="co8" table:default-cell-style-name="ce13"/>
        <table:table-column table:style-name="co4" table:number-columns-repeated="1012" table:default-cell-style-name="ce13"/>
        <table:table-row table:style-name="ro1">
          <table:table-cell table:style-name="Default" table:number-columns-repeated="7"/>
          <table:table-cell table:style-name="ce80" office:value-type="string" calcext:value-type="string" table:number-columns-spanned="5" table:number-rows-spanned="3">
            <text:p>TRANSPORTATION PROBLEM</text:p>
          </table:table-cell>
          <table:covered-table-cell table:number-columns-repeated="4" table:style-name="ce81"/>
          <table:table-cell table:number-columns-repeated="1012"/>
        </table:table-row>
        <table:table-row table:style-name="ro11">
          <table:table-cell table:style-name="Default" table:number-columns-repeated="7"/>
          <table:covered-table-cell table:number-columns-repeated="5" table:style-name="ce81"/>
          <table:table-cell table:number-columns-repeated="1012"/>
        </table:table-row>
        <table:table-row table:style-name="ro10">
          <table:table-cell table:style-name="Default" table:number-columns-repeated="7"/>
          <table:covered-table-cell table:number-columns-repeated="5" table:style-name="ce81"/>
          <table:table-cell table:number-columns-repeated="1012"/>
        </table:table-row>
        <table:table-row table:style-name="ro4">
          <table:table-cell table:style-name="ce76" office:value-type="string" calcext:value-type="string">
            <text:p>Input: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76" office:value-type="string" calcext:value-type="string">
            <text:p>Cost per unit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Capacity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9" office:value-type="string" calcext:value-type="string">
            <text:p>x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9" office:value-type="string" calcext:value-type="string">
            <text:p>y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59" office:value-type="string" calcext:value-type="string">
            <text:p>z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" calcext:value-type="float">
            <text:p>10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77" office:value-type="string" calcext:value-type="string">
            <text:p>Requiremen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15" calcext:value-type="float">
            <text:p>15</text:p>
          </table:table-cell>
          <table:table-cell table:style-name="ce8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4">
          <table:table-cell table:style-name="ce78" office:value-type="string" calcext:value-type="string">
            <text:p>Optimal Solution: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ce76" office:value-type="string" calcext:value-type="string">
            <text:p>Volume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Supply</text:p>
          </table:table-cell>
          <table:table-cell table:style-name="ce59" office:value-type="string" calcext:value-type="string">
            <text:p>Capacity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MPRODUCT([.B15:.E15])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PRODUCT([.B16:.E16])" office:value-type="float" office:value="25" calcext:value-type="float">
            <text:p>25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z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SUMPRODUCT([.B17:.E17])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Demand</text:p>
          </table:table-cell>
          <table:table-cell table:style-name="ce8" table:formula="of:=SUMPRODUCT([.B15:.B17])" office:value-type="float" office:value="5" calcext:value-type="float">
            <text:p>5</text:p>
          </table:table-cell>
          <table:table-cell table:style-name="ce8" table:formula="of:=SUMPRODUCT([.C15:.C17])" office:value-type="float" office:value="15" calcext:value-type="float">
            <text:p>15</text:p>
          </table:table-cell>
          <table:table-cell table:style-name="ce8" table:formula="of:=SUMPRODUCT([.D15:.D17])" office:value-type="float" office:value="15" calcext:value-type="float">
            <text:p>15</text:p>
          </table:table-cell>
          <table:table-cell table:style-name="ce8" table:formula="of:=SUMPRODUCT([.E15:.E17])" office:value-type="float" office:value="15" calcext:value-type="float">
            <text:p>15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77" office:value-type="string" calcext:value-type="string">
            <text:p>Requirement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15" calcext:value-type="float">
            <text:p>15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9" office:value-type="string" calcext:value-type="string" table:number-columns-spanned="2" table:number-rows-spanned="1">
            <text:p>Total Transportation Cost</text:p>
          </table:table-cell>
          <table:covered-table-cell table:style-name="ce79"/>
          <table:table-cell table:style-name="ce8" table:formula="of:=SUMPRODUCT([.B7:.E9];[.B15:.E17])" office:value-type="float" office:value="435" calcext:value-type="float">
            <text:p>435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portation_12" table:style-name="ta14">
        <office:forms form:automatic-focus="false" form:apply-design-mode="false"/>
        <table:table-column table:style-name="co7" table:default-cell-style-name="ce13"/>
        <table:table-column table:style-name="co4" table:number-columns-repeated="9" table:default-cell-style-name="ce13"/>
        <table:table-column table:style-name="co9" table:default-cell-style-name="ce13"/>
        <table:table-column table:style-name="co4" table:number-columns-repeated="1013" table:default-cell-style-name="ce13"/>
        <table:table-row table:style-name="ro1">
          <table:table-cell table:style-name="Default" table:number-columns-repeated="6"/>
          <table:table-cell table:style-name="ce80" office:value-type="string" calcext:value-type="string" table:number-columns-spanned="5" table:number-rows-spanned="3">
            <text:p>TRANSPORTATION PROBLEM</text:p>
          </table:table-cell>
          <table:covered-table-cell table:number-columns-repeated="4" table:style-name="ce82"/>
          <table:table-cell table:number-columns-repeated="1013"/>
        </table:table-row>
        <table:table-row table:style-name="ro2">
          <table:table-cell table:style-name="Default" table:number-columns-repeated="6"/>
          <table:covered-table-cell table:number-columns-repeated="5" table:style-name="ce82"/>
          <table:table-cell table:number-columns-repeated="1013"/>
        </table:table-row>
        <table:table-row table:style-name="ro2">
          <table:table-cell table:style-name="Default" table:number-columns-repeated="6"/>
          <table:covered-table-cell table:number-columns-repeated="5" table:style-name="ce82"/>
          <table:table-cell table:number-columns-repeated="1013"/>
        </table:table-row>
        <table:table-row table:style-name="ro4">
          <table:table-cell table:style-name="ce76" office:value-type="string" calcext:value-type="string">
            <text:p>Input: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76" office:value-type="string" calcext:value-type="string">
            <text:p>Cost per unit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9"/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Capac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9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9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9" office:value-type="string" calcext:value-type="string">
            <text:p>z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77" office:value-type="string" calcext:value-type="string">
            <text:p>Requirement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78" office:value-type="string" calcext:value-type="string">
            <text:p>Optimal Solution: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76" office:value-type="string" calcext:value-type="string">
            <text:p>Volum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9"/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Supply</text:p>
          </table:table-cell>
          <table:table-cell table:style-name="ce59" office:value-type="string" calcext:value-type="string">
            <text:p>Capacity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x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SUMPRODUCT([.B15:.D15])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SUMPRODUCT([.B16:.D16])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PRODUCT([.B17:.D17])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Demand</text:p>
          </table:table-cell>
          <table:table-cell table:style-name="ce8" table:formula="of:=SUMPRODUCT([.B15:.B17])" office:value-type="float" office:value="10" calcext:value-type="float">
            <text:p>10</text:p>
          </table:table-cell>
          <table:table-cell table:style-name="ce8" table:formula="of:=SUMPRODUCT([.C15:.C17])" office:value-type="float" office:value="10" calcext:value-type="float">
            <text:p>10</text:p>
          </table:table-cell>
          <table:table-cell table:style-name="ce8" table:formula="of:=SUMPRODUCT([.D15:.D17])" office:value-type="float" office:value="10" calcext:value-type="float">
            <text:p>10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77" office:value-type="string" calcext:value-type="string">
            <text:p>Requirement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9" office:value-type="string" calcext:value-type="string" table:number-columns-spanned="2" table:number-rows-spanned="1">
            <text:p>Total Transportation Cost</text:p>
          </table:table-cell>
          <table:covered-table-cell table:style-name="ce79"/>
          <table:table-cell table:style-name="ce8" table:formula="of:=SUMPRODUCT([.B7:.D9];[.B15:.D17])" office:value-type="float" office:value="40" calcext:value-type="float">
            <text:p>40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portation_13" table:style-name="ta15">
        <office:forms form:automatic-focus="false" form:apply-design-mode="false"/>
        <table:table-column table:style-name="co7" table:default-cell-style-name="ce13"/>
        <table:table-column table:style-name="co4" table:number-columns-repeated="8" table:default-cell-style-name="ce13"/>
        <table:table-column table:style-name="co10" table:default-cell-style-name="ce13"/>
        <table:table-column table:style-name="co4" table:number-columns-repeated="1014" table:default-cell-style-name="ce13"/>
        <table:table-row table:style-name="ro12">
          <table:table-cell table:style-name="Default" table:number-columns-repeated="6"/>
          <table:table-cell table:style-name="ce80" office:value-type="string" calcext:value-type="string" table:number-columns-spanned="5" table:number-rows-spanned="3">
            <text:p>TRANSPORTATION PROBLEM</text:p>
          </table:table-cell>
          <table:covered-table-cell table:number-columns-repeated="4" table:style-name="ce81"/>
          <table:table-cell table:number-columns-repeated="1013"/>
        </table:table-row>
        <table:table-row table:style-name="ro2">
          <table:table-cell table:style-name="Default" table:number-columns-repeated="6"/>
          <table:covered-table-cell table:number-columns-repeated="5" table:style-name="ce81"/>
          <table:table-cell table:number-columns-repeated="1013"/>
        </table:table-row>
        <table:table-row table:style-name="ro2">
          <table:table-cell table:style-name="Default" table:number-columns-repeated="6"/>
          <table:covered-table-cell table:number-columns-repeated="5" table:style-name="ce81"/>
          <table:table-cell table:number-columns-repeated="1013"/>
        </table:table-row>
        <table:table-row table:style-name="ro4">
          <table:table-cell table:style-name="ce76" office:value-type="string" calcext:value-type="string">
            <text:p>Input: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76" office:value-type="string" calcext:value-type="string">
            <text:p>Cost per unit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9"/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Capac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9" office:value-type="string" calcext:value-type="string">
            <text:p>x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9" office:value-type="string" calcext:value-type="string">
            <text:p>y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59" office:value-type="string" calcext:value-type="string">
            <text:p>z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77" office:value-type="string" calcext:value-type="string">
            <text:p>Requirement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78" office:value-type="string" calcext:value-type="string">
            <text:p>Optimal Solution: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76" office:value-type="string" calcext:value-type="string">
            <text:p>Volum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9"/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Supply</text:p>
          </table:table-cell>
          <table:table-cell table:style-name="ce59" office:value-type="string" calcext:value-type="string">
            <text:p>Capacity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x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SUMPRODUCT([.B15:.D15])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formula="of:=SUMPRODUCT([.B16:.D16])" office:value-type="float" office:value="300" calcext:value-type="float">
            <text:p>300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z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formula="of:=SUMPRODUCT([.B17:.D17])" office:value-type="float" office:value="300" calcext:value-type="float">
            <text:p>300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Demand</text:p>
          </table:table-cell>
          <table:table-cell table:style-name="ce8" table:formula="of:=SUMPRODUCT([.B15:.B17])" office:value-type="float" office:value="300" calcext:value-type="float">
            <text:p>300</text:p>
          </table:table-cell>
          <table:table-cell table:style-name="ce8" table:formula="of:=SUMPRODUCT([.C15:.C17])" office:value-type="float" office:value="200" calcext:value-type="float">
            <text:p>200</text:p>
          </table:table-cell>
          <table:table-cell table:style-name="ce8" table:formula="of:=SUMPRODUCT([.D15:.D17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77" office:value-type="string" calcext:value-type="string">
            <text:p>Requirement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9" office:value-type="string" calcext:value-type="string" table:number-columns-spanned="2" table:number-rows-spanned="1">
            <text:p>Total Transportation Cost</text:p>
          </table:table-cell>
          <table:covered-table-cell table:style-name="ce79"/>
          <table:table-cell table:style-name="ce8" table:formula="of:=SUMPRODUCT([.B7:.D9];[.B15:.D17])" office:value-type="float" office:value="3900" calcext:value-type="float">
            <text:p>3900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ignment_14" table:style-name="ta16">
        <office:forms form:automatic-focus="false" form:apply-design-mode="false"/>
        <table:table-column table:style-name="co7" table:default-cell-style-name="ce13"/>
        <table:table-column table:style-name="co4" table:number-columns-repeated="1023" table:default-cell-style-name="ce13"/>
        <table:table-row table:style-name="ro1">
          <table:table-cell table:number-columns-repeated="6"/>
          <table:table-cell table:style-name="ce80" office:value-type="string" calcext:value-type="string" table:number-columns-spanned="5" table:number-rows-spanned="3">
            <text:p>ASSIGNMENT PROBLEM</text:p>
          </table:table-cell>
          <table:covered-table-cell table:number-columns-repeated="4" table:style-name="ce91"/>
          <table:table-cell table:number-columns-repeated="1013"/>
        </table:table-row>
        <table:table-row table:style-name="ro2">
          <table:table-cell table:number-columns-repeated="6"/>
          <table:covered-table-cell table:number-columns-repeated="5" table:style-name="ce91"/>
          <table:table-cell table:number-columns-repeated="1013"/>
        </table:table-row>
        <table:table-row table:style-name="ro2">
          <table:table-cell table:number-columns-repeated="6"/>
          <table:covered-table-cell table:number-columns-repeated="5" table:style-name="ce91"/>
          <table:table-cell table:number-columns-repeated="1013"/>
        </table:table-row>
        <table:table-row table:style-name="ro4">
          <table:table-cell table:style-name="ce76"/>
          <table:table-cell table:number-columns-repeated="1023"/>
        </table:table-row>
        <table:table-row table:style-name="ro4">
          <table:table-cell table:style-name="ce78"/>
          <table:table-cell table:number-columns-repeated="1023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4">
          <table:table-cell table:style-name="ce83" office:value-type="string" calcext:value-type="string">
            <text:p>Cost</text:p>
          </table:table-cell>
          <table:table-cell table:style-name="ce84" office:value-type="string" calcext:value-type="string">
            <text:p>T1</text:p>
          </table:table-cell>
          <table:table-cell table:style-name="ce84" office:value-type="string" calcext:value-type="string">
            <text:p>T2</text:p>
          </table:table-cell>
          <table:table-cell table:style-name="ce89" office:value-type="string" calcext:value-type="string">
            <text:p>T3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84" office:value-type="string" calcext:value-type="string">
            <text:p>P1</text:p>
          </table:table-cell>
          <table:table-cell table:style-name="ce8" office:value-type="float" office:value="70" calcext:value-type="float">
            <text:p>70</text:p>
          </table:table-cell>
          <table:table-cell table:style-name="ce88" office:value-type="float" office:value="75" calcext:value-type="float">
            <text:p>75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84" office:value-type="string" calcext:value-type="string">
            <text:p>P2</text:p>
          </table:table-cell>
          <table:table-cell table:style-name="ce8" office:value-type="float" office:value="85" calcext:value-type="float">
            <text:p>85</text:p>
          </table:table-cell>
          <table:table-cell table:style-name="ce88"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84" office:value-type="string" calcext:value-type="string">
            <text:p>P3</text:p>
          </table:table-cell>
          <table:table-cell table:style-name="ce8" office:value-type="float" office:value="85" calcext:value-type="float">
            <text:p>85</text:p>
          </table:table-cell>
          <table:table-cell table:style-name="ce88" office:value-type="float" office:value="65" calcext:value-type="float">
            <text:p>65</text:p>
          </table:table-cell>
          <table:table-cell table:style-name="ce8" office:value-type="float" office:value="55" calcext:value-type="float">
            <text:p>55</text:p>
          </table:table-cell>
          <table:table-cell table:number-columns-repeated="1020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85" table:number-columns-spanned="2" table:number-rows-spanned="1"/>
          <table:covered-table-cell table:style-name="ce87"/>
          <table:table-cell table:number-columns-repeated="1022"/>
        </table:table-row>
        <table:table-row table:style-name="ro2">
          <table:table-cell table:style-name="ce84" office:value-type="string" calcext:value-type="string">
            <text:p>Assignment</text:p>
          </table:table-cell>
          <table:table-cell table:style-name="ce84" office:value-type="string" calcext:value-type="string">
            <text:p>T1</text:p>
          </table:table-cell>
          <table:table-cell table:style-name="ce84" office:value-type="string" calcext:value-type="string">
            <text:p>T2</text:p>
          </table:table-cell>
          <table:table-cell table:style-name="ce84" office:value-type="string" calcext:value-type="string">
            <text:p>T3</text:p>
          </table:table-cell>
          <table:table-cell table:style-name="ce84" office:value-type="string" calcext:value-type="string">
            <text:p>Assigned</text:p>
          </table:table-cell>
          <table:table-cell table:style-name="ce84" office:value-type="string" calcext:value-type="string">
            <text:p>Available</text:p>
          </table:table-cell>
          <table:table-cell table:number-columns-repeated="1018"/>
        </table:table-row>
        <table:table-row table:style-name="ro1">
          <table:table-cell table:style-name="ce84" office:value-type="string" calcext:value-type="string">
            <text:p>P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SUMPRODUCT([.A15:.D15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4" office:value-type="string" calcext:value-type="string">
            <text:p>P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PRODUCT([.A16:.D16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4" office:value-type="string" calcext:value-type="string">
            <text:p>P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0" table:formula="of:=SUMPRODUCT([.A17:.D17])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style-name="ce86" office:value-type="string" calcext:value-type="string">
            <text:p>Assigned</text:p>
          </table:table-cell>
          <table:table-cell table:style-name="ce8" table:formula="of:=SUMPRODUCT([.B14:.B17])" office:value-type="float" office:value="1" calcext:value-type="float">
            <text:p>1</text:p>
          </table:table-cell>
          <table:table-cell table:style-name="ce8" table:formula="of:=SUMPRODUCT([.C14:.C17])" office:value-type="float" office:value="1" calcext:value-type="float">
            <text:p>1</text:p>
          </table:table-cell>
          <table:table-cell table:style-name="ce88" table:formula="of:=SUMPRODUCT([.D14:.D17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86" office:value-type="string" calcext:value-type="string">
            <text:p>Deman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8"/>
        </table:table-row>
        <table:table-row table:style-name="ro2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8" office:value-type="string" calcext:value-type="string">
            <text:p>Total Cost</text:p>
          </table:table-cell>
          <table:table-cell table:style-name="ce8" table:formula="of:=SUMPRODUCT([.B8:.D10];[.B15:.D17])" office:value-type="float" office:value="180" calcext:value-type="float">
            <text:p>180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ignment_15" table:style-name="ta17">
        <office:forms form:automatic-focus="false" form:apply-design-mode="false"/>
        <table:table-column table:style-name="co7" table:default-cell-style-name="ce13"/>
        <table:table-column table:style-name="co4" table:number-columns-repeated="1023" table:default-cell-style-name="ce13"/>
        <table:table-row table:style-name="ro1">
          <table:table-cell table:number-columns-repeated="7"/>
          <table:table-cell table:style-name="ce95" office:value-type="string" calcext:value-type="string" table:number-columns-spanned="5" table:number-rows-spanned="3">
            <text:p>ASSIGNMENT PROBLEM</text:p>
          </table:table-cell>
          <table:covered-table-cell table:number-columns-repeated="4" table:style-name="ce96"/>
          <table:table-cell table:number-columns-repeated="1012"/>
        </table:table-row>
        <table:table-row table:style-name="ro2">
          <table:table-cell table:number-columns-repeated="7"/>
          <table:covered-table-cell table:number-columns-repeated="5" table:style-name="ce96"/>
          <table:table-cell table:number-columns-repeated="1012"/>
        </table:table-row>
        <table:table-row table:style-name="ro2">
          <table:table-cell table:number-columns-repeated="7"/>
          <table:covered-table-cell table:number-columns-repeated="5" table:style-name="ce96"/>
          <table:table-cell table:number-columns-repeated="1012"/>
        </table:table-row>
        <table:table-row table:style-name="ro4">
          <table:table-cell table:style-name="ce76"/>
          <table:table-cell table:number-columns-repeated="1023"/>
        </table:table-row>
        <table:table-row table:style-name="ro4">
          <table:table-cell table:style-name="ce78"/>
          <table:table-cell table:number-columns-repeated="1023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4">
          <table:table-cell table:style-name="ce83" office:value-type="string" calcext:value-type="string">
            <text:p>Cost</text:p>
          </table:table-cell>
          <table:table-cell table:style-name="ce84" office:value-type="string" calcext:value-type="string">
            <text:p>T1</text:p>
          </table:table-cell>
          <table:table-cell table:style-name="ce84" office:value-type="string" calcext:value-type="string">
            <text:p>T2</text:p>
          </table:table-cell>
          <table:table-cell table:style-name="ce84" office:value-type="string" calcext:value-type="string">
            <text:p>T3</text:p>
          </table:table-cell>
          <table:table-cell table:style-name="ce84" office:value-type="string" calcext:value-type="string">
            <text:p>T4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84" office:value-type="string" calcext:value-type="string">
            <text:p>P1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84" office:value-type="string" calcext:value-type="string">
            <text:p>P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84" office:value-type="string" calcext:value-type="string">
            <text:p>P3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84" office:value-type="string" calcext:value-type="string">
            <text:p>P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5" calcext:value-type="float">
            <text:p>115</text:p>
          </table:table-cell>
          <table:table-cell table:style-name="Default" table:number-columns-repeated="7"/>
          <table:table-cell table:number-columns-repeated="101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85" table:number-columns-spanned="2" table:number-rows-spanned="1"/>
          <table:covered-table-cell table:style-name="ce87"/>
          <table:table-cell table:number-columns-repeated="1022"/>
        </table:table-row>
        <table:table-row table:style-name="ro1">
          <table:table-cell table:style-name="ce92" office:value-type="string" calcext:value-type="string">
            <text:p>Assignment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T3</text:p>
          </table:table-cell>
          <table:table-cell table:style-name="ce93" office:value-type="string" calcext:value-type="string">
            <text:p>T4</text:p>
          </table:table-cell>
          <table:table-cell table:style-name="ce94" office:value-type="string" calcext:value-type="string">
            <text:p>Assigned</text:p>
          </table:table-cell>
          <table:table-cell table:style-name="ce93" office:value-type="string" calcext:value-type="string">
            <text:p>Available</text:p>
          </table:table-cell>
          <table:table-cell table:number-columns-repeated="1017"/>
        </table:table-row>
        <table:table-row table:style-name="ro1">
          <table:table-cell table:style-name="ce84" office:value-type="string" calcext:value-type="string">
            <text:p>P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SUMPRODUCT([.B15:.E15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4" office:value-type="string" calcext:value-type="string">
            <text:p>P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SUMPRODUCT([.B16:.E16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4" office:value-type="string" calcext:value-type="string">
            <text:p>P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SUMPRODUCT([.B17:.E17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84" office:value-type="string" calcext:value-type="string">
            <text:p>P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formula="of:=SUMPRODUCT([.B18:.E18])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86" office:value-type="string" calcext:value-type="string">
            <text:p>Assigned</text:p>
          </table:table-cell>
          <table:table-cell table:style-name="ce8" table:formula="of:=SUMPRODUCT([.B15:.B18])" office:value-type="float" office:value="1" calcext:value-type="float">
            <text:p>1</text:p>
          </table:table-cell>
          <table:table-cell table:style-name="ce8" table:formula="of:=SUMPRODUCT([.C15:.C18])" office:value-type="float" office:value="1" calcext:value-type="float">
            <text:p>1</text:p>
          </table:table-cell>
          <table:table-cell table:style-name="ce8" table:formula="of:=SUMPRODUCT([.D15:.D18])" office:value-type="float" office:value="1" calcext:value-type="float">
            <text:p>1</text:p>
          </table:table-cell>
          <table:table-cell table:style-name="ce8" table:formula="of:=SUMPRODUCT([.E15:.E18])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86" office:value-type="string" calcext:value-type="string">
            <text:p>Demand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7"/>
        </table:table-row>
        <table:table-row table:style-name="ro2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8" office:value-type="string" calcext:value-type="string">
            <text:p>Total Cost</text:p>
          </table:table-cell>
          <table:table-cell table:style-name="ce8" table:formula="of:=SUMPRODUCT([.B8:.E11];[.B15:.E18])" office:value-type="float" office:value="275" calcext:value-type="float">
            <text:p>275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Noto Sans CJK SC Regular" style:font-family-asian="'Noto Sans CJK SC Regular'" style:font-family-generic-asian="system" style:font-pitch-asian="variable" style:font-size-asian="11pt" style:font-name-complex="Liberation Sans1" style:font-family-complex="'Liberation Sans1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1'" style:font-size-complex="16pt" style:font-style-complex="italic" style:font-weight-complex="bold"/>
    </style:style>
    <style:style style:name="Heading_20_1" style:display-name="Heading 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1'" style:font-size-complex="16pt" style:font-style-complex="italic" style:font-weight-complex="bold"/>
    </style:style>
    <style:style style:name="Heading1_20_2" style:display-name="Heading1 2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1'" style:font-size-complex="16pt" style:font-style-complex="italic" style:font-weight-complex="bold"/>
    </style:style>
    <style:style style:name="Heading1_20_3" style:display-name="Heading1 3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6pt" fo:font-style="italic" fo:text-shadow="none" style:text-underline-style="none" fo:font-weight="bold" style:font-size-asian="16pt" style:font-style-asian="italic" style:font-weight-asian="bold" style:font-name-complex="Liberation Sans1" style:font-family-complex="'Liberation Sans1'" style:font-size-complex="16pt" style:font-style-complex="italic" style:font-weight-complex="bold"/>
    </style:style>
    <style:style style:name="Result_20_3" style:display-name="Result 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1'" style:font-size-complex="11pt" style:font-style-complex="italic" style:font-weight-complex="bold"/>
    </style:style>
    <style:style style:name="Result_20_4" style:display-name="Resul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1'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1'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2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1" style:font-family-complex="'Liberation Sans1'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9.05mm" fo:margin-bottom="2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3" style:display-name="PageStyle_Sheet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av Jaggi</meta:initial-creator>
    <meta:editing-cycles>19</meta:editing-cycles>
    <meta:creation-date>2018-07-30T13:44:00</meta:creation-date>
    <dc:date>2018-10-31T19:53:49.626995881</dc:date>
    <meta:editing-duration>PT58M42S</meta:editing-duration>
    <meta:generator>LibreOffice/5.1.6.2$Linux_X86_64 LibreOffice_project/10m0$Build-2</meta:generator>
    <meta:document-statistic meta:table-count="18" meta:cell-count="815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00"/>
    </style:style>
    <style:style style:name="ch13" style:family="chart">
      <style:graphic-properties draw:fill-color="#d9d9d9"/>
    </style:style>
  </office:automatic-styles>
  <office:body>
    <office:chart>
      <chart:chart svg:width="17.355cm" svg:height="10.177cm" xlink:href=".." xlink:type="simple" chart:class="chart:scatter" chart:style-name="ch1">
        <chart:title svg:x="7.489cm" svg:y="0.072cm" chart:style-name="ch2">
          <text:p>GRAPHICAL SOLUTION</text:p>
        </chart:title>
        <chart:legend chart:legend-position="end" svg:x="14.818cm" svg:y="4.2cm" style:legend-expansion="high" chart:style-name="ch3"/>
        <chart:plot-area chart:style-name="ch4" table:cell-range-address="LinerProgramming_1.B28:LinerProgramming_1.C29 LinerProgramming_1.C32:LinerProgramming_1.C33 LinerProgramming_1.C36:LinerProgramming_1.C37 LinerProgramming_1.C40:LinerProgramming_1.C41" svg:x="0.397cm" svg:y="0.328cm" svg:width="15.834cm" svg:height="9.018cm">
          <chartooo:coordinate-region svg:x="0.657cm" svg:y="0.488cm" svg:width="15.413cm" svg:height="8.44cm"/>
          <chart:axis chart:dimension="x" chart:name="primary-x" chart:style-name="ch5">
            <chart:title svg:x="7.007cm" svg:y="9.64cm" chart:style-name="ch6">
              <text:p>x</text:p>
            </chart:title>
          </chart:axis>
          <chart:axis chart:dimension="y" chart:name="primary-y" chart:style-name="ch5">
            <chart:title svg:x="0cm" svg:y="4.981cm" chart:style-name="ch7">
              <text:p>y</text:p>
            </chart:title>
          </chart:axis>
          <chart:series chart:style-name="ch8" chart:values-cell-range-address="LinerProgramming_1.C28:LinerProgramming_1.C29" chart:class="chart:scatter">
            <chart:domain table:cell-range-address="LinerProgramming_1.B28:LinerProgramming_1.B29"/>
            <chart:data-point chart:repeated="2"/>
          </chart:series>
          <chart:series chart:style-name="ch9" chart:values-cell-range-address="LinerProgramming_1.C32:LinerProgramming_1.C33" chart:class="chart:scatter">
            <chart:domain table:cell-range-address="LinerProgramming_1.B32:LinerProgramming_1.B33"/>
            <chart:data-point chart:repeated="2"/>
          </chart:series>
          <chart:series chart:style-name="ch10" chart:values-cell-range-address="LinerProgramming_1.C36:LinerProgramming_1.C37" chart:class="chart:scatter">
            <chart:domain table:cell-range-address="LinerProgramming_1.B36:LinerProgramming_1.B37"/>
            <chart:data-point chart:repeated="2"/>
          </chart:series>
          <chart:series chart:style-name="ch11" chart:values-cell-range-address="LinerProgramming_1.C40:LinerProgramming_1.C41" chart:class="chart:scatter">
            <chart:domain table:cell-range-address="LinerProgramming_1.B40:LinerProgramming_1.B4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rProgramming_1.B28:LinerProgramming_1.B29</svg:desc>
                </draw:g>
              </table:table-cell>
              <table:table-cell office:value-type="float" office:value="6">
                <text:p>6</text:p>
                <draw:g>
                  <svg:desc>LinerProgramming_1.C28:LinerProgramming_1.C29</svg:desc>
                </draw:g>
              </table:table-cell>
              <table:table-cell office:value-type="float" office:value="0">
                <text:p>0</text:p>
                <draw:g>
                  <svg:desc>LinerProgramming_1.B32:LinerProgramming_1.B33</svg:desc>
                </draw:g>
              </table:table-cell>
              <table:table-cell office:value-type="float" office:value="3">
                <text:p>3</text:p>
                <draw:g>
                  <svg:desc>LinerProgramming_1.C32:LinerProgramming_1.C33</svg:desc>
                </draw:g>
              </table:table-cell>
              <table:table-cell office:value-type="float" office:value="0">
                <text:p>0</text:p>
                <draw:g>
                  <svg:desc>LinerProgramming_1.B36:LinerProgramming_1.B37</svg:desc>
                </draw:g>
              </table:table-cell>
              <table:table-cell office:value-type="float" office:value="1">
                <text:p>1</text:p>
                <draw:g>
                  <svg:desc>LinerProgramming_1.C36:LinerProgramming_1.C37</svg:desc>
                </draw:g>
              </table:table-cell>
              <table:table-cell office:value-type="float" office:value="10">
                <text:p>10</text:p>
                <draw:g>
                  <svg:desc>LinerProgramming_1.B40:LinerProgramming_1.B41</svg:desc>
                </draw:g>
              </table:table-cell>
              <table:table-cell office:value-type="float" office:value="2">
                <text:p>2</text:p>
                <draw:g>
                  <svg:desc>LinerProgramming_1.C40:LinerProgramming_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15cm" svg:height="9.525cm" xlink:href=".." xlink:type="simple" chart:class="chart:scatter" chart:style-name="ch1">
        <chart:title svg:x="4.447cm" svg:y="0.326cm" chart:style-name="ch2">
          <text:p>GRAPHICAL SOLUTION - REDUNDANT</text:p>
        </chart:title>
        <chart:legend chart:legend-position="end" svg:x="14.078cm" svg:y="3.874cm" style:legend-expansion="high" chart:style-name="ch3"/>
        <chart:plot-area chart:style-name="ch4" table:cell-range-address="LinearProgramming_2.B28:LinearProgramming_2.C29 LinearProgramming_2.C32:LinearProgramming_2.C33 LinearProgramming_2.C36:LinearProgramming_2.C37 LinearProgramming_2.C40:LinearProgramming_2.C41" svg:x="1.339cm" svg:y="1.315cm" svg:width="12.407cm" svg:height="7.043cm">
          <chartooo:coordinate-region svg:x="1.758cm" svg:y="1.476cm" svg:width="11.827cm" svg:height="6.464cm"/>
          <chart:axis chart:dimension="x" chart:name="primary-x" chart:style-name="ch5">
            <chart:title svg:x="7.398cm" svg:y="8.548cm" chart:style-name="ch6">
              <text:p>x</text:p>
            </chart:title>
          </chart:axis>
          <chart:axis chart:dimension="y" chart:name="primary-y" chart:style-name="ch5">
            <chart:title svg:x="0.451cm" svg:y="4.98cm" chart:style-name="ch7">
              <text:p>y</text:p>
            </chart:title>
          </chart:axis>
          <chart:series chart:style-name="ch8" chart:values-cell-range-address="LinearProgramming_2.C28:LinearProgramming_2.C29" chart:class="chart:scatter">
            <chart:domain table:cell-range-address="LinearProgramming_2.B28:LinearProgramming_2.B29"/>
            <chart:data-point chart:repeated="2"/>
          </chart:series>
          <chart:series chart:style-name="ch9" chart:values-cell-range-address="LinearProgramming_2.C32:LinearProgramming_2.C33" chart:class="chart:scatter">
            <chart:domain table:cell-range-address="LinearProgramming_2.B32:LinearProgramming_2.B33"/>
            <chart:data-point chart:repeated="2"/>
          </chart:series>
          <chart:series chart:style-name="ch10" chart:values-cell-range-address="LinearProgramming_2.C36:LinearProgramming_2.C37" chart:class="chart:scatter">
            <chart:domain table:cell-range-address="LinearProgramming_2.B36:LinearProgramming_2.B37"/>
            <chart:data-point chart:repeated="2"/>
          </chart:series>
          <chart:series chart:style-name="ch11" chart:values-cell-range-address="LinearProgramming_2.C40:LinearProgramming_2.C41" chart:class="chart:scatter">
            <chart:domain table:cell-range-address="LinearProgramming_2.B40:LinearProgramming_2.B4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arProgramming_2.B28:LinearProgramming_2.B29</svg:desc>
                </draw:g>
              </table:table-cell>
              <table:table-cell office:value-type="float" office:value="40">
                <text:p>40</text:p>
                <draw:g>
                  <svg:desc>LinearProgramming_2.C28:LinearProgramming_2.C29</svg:desc>
                </draw:g>
              </table:table-cell>
              <table:table-cell office:value-type="float" office:value="0">
                <text:p>0</text:p>
                <draw:g>
                  <svg:desc>LinearProgramming_2.B32:LinearProgramming_2.B33</svg:desc>
                </draw:g>
              </table:table-cell>
              <table:table-cell office:value-type="float" office:value="30">
                <text:p>30</text:p>
                <draw:g>
                  <svg:desc>LinearProgramming_2.C32:LinearProgramming_2.C33</svg:desc>
                </draw:g>
              </table:table-cell>
              <table:table-cell office:value-type="float" office:value="0">
                <text:p>0</text:p>
                <draw:g>
                  <svg:desc>LinearProgramming_2.B36:LinearProgramming_2.B37</svg:desc>
                </draw:g>
              </table:table-cell>
              <table:table-cell office:value-type="float" office:value="25">
                <text:p>25</text:p>
                <draw:g>
                  <svg:desc>LinearProgramming_2.C36:LinearProgramming_2.C37</svg:desc>
                </draw:g>
              </table:table-cell>
              <table:table-cell office:value-type="float" office:value="0">
                <text:p>0</text:p>
                <draw:g>
                  <svg:desc>LinearProgramming_2.B40:LinearProgramming_2.B41</svg:desc>
                </draw:g>
              </table:table-cell>
              <table:table-cell office:value-type="float" office:value="20">
                <text:p>20</text:p>
                <draw:g>
                  <svg:desc>LinearProgramming_2.C40:LinearProgramming_2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126cm" svg:height="10.027cm" xlink:href=".." xlink:type="simple" chart:class="chart:scatter" chart:style-name="ch1">
        <chart:title svg:x="4.677cm" svg:y="0.336cm" chart:style-name="ch2">
          <text:p>GRAPHICAL SOLUTION- UNBOUNDED</text:p>
        </chart:title>
        <chart:legend chart:legend-position="end" svg:x="14.589cm" svg:y="4.334cm" style:legend-expansion="high" chart:style-name="ch3"/>
        <chart:plot-area chart:style-name="ch4" table:cell-range-address="LinearProgramming_3.B27:LinearProgramming_3.C28 LinearProgramming_3.C31:LinearProgramming_3.C32 LinearProgramming_3.C35:LinearProgramming_3.C36" svg:x="1.349cm" svg:y="1.335cm" svg:width="12.898cm" svg:height="7.515cm">
          <chartooo:coordinate-region svg:x="1.609cm" svg:y="1.495cm" svg:width="12.477cm" svg:height="6.937cm"/>
          <chart:axis chart:dimension="x" chart:name="primary-x" chart:style-name="ch5">
            <chart:title svg:x="7.654cm" svg:y="9.05cm" chart:style-name="ch6">
              <text:p>x</text:p>
            </chart:title>
          </chart:axis>
          <chart:axis chart:dimension="y" chart:name="primary-y" chart:style-name="ch5">
            <chart:title svg:x="0.451cm" svg:y="5.236cm" chart:style-name="ch7">
              <text:p>y</text:p>
            </chart:title>
          </chart:axis>
          <chart:series chart:style-name="ch8" chart:values-cell-range-address="LinearProgramming_3.C27:LinearProgramming_3.C28" chart:class="chart:scatter">
            <chart:domain table:cell-range-address="LinearProgramming_3.B27:LinearProgramming_3.B28"/>
            <chart:data-point chart:repeated="2"/>
          </chart:series>
          <chart:series chart:style-name="ch9" chart:values-cell-range-address="LinearProgramming_3.C31:LinearProgramming_3.C32" chart:class="chart:scatter">
            <chart:domain table:cell-range-address="LinearProgramming_3.B31:LinearProgramming_3.B32"/>
            <chart:data-point chart:repeated="2"/>
          </chart:series>
          <chart:series chart:style-name="ch10" chart:values-cell-range-address="LinearProgramming_3.C35:LinearProgramming_3.C36" chart:class="chart:scatter">
            <chart:domain table:cell-range-address="LinearProgramming_3.B35:LinearProgramming_3.B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arProgramming_3.B27:LinearProgramming_3.B28</svg:desc>
                </draw:g>
              </table:table-cell>
              <table:table-cell office:value-type="float" office:value="7">
                <text:p>7</text:p>
                <draw:g>
                  <svg:desc>LinearProgramming_3.C27:LinearProgramming_3.C28</svg:desc>
                </draw:g>
              </table:table-cell>
              <table:table-cell office:value-type="float" office:value="0">
                <text:p>0</text:p>
                <draw:g>
                  <svg:desc>LinearProgramming_3.B31:LinearProgramming_3.B32</svg:desc>
                </draw:g>
              </table:table-cell>
              <table:table-cell office:value-type="float" office:value="6">
                <text:p>6</text:p>
                <draw:g>
                  <svg:desc>LinearProgramming_3.C31:LinearProgramming_3.C32</svg:desc>
                </draw:g>
              </table:table-cell>
              <table:table-cell office:value-type="float" office:value="0">
                <text:p>0</text:p>
                <draw:g>
                  <svg:desc>LinearProgramming_3.B35:LinearProgramming_3.B36</svg:desc>
                </draw:g>
              </table:table-cell>
              <table:table-cell office:value-type="float" office:value="3">
                <text:p>3</text:p>
                <draw:g>
                  <svg:desc>LinearProgramming_3.C35:LinearProgramming_3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266cm" svg:height="9.842cm" xlink:href=".." xlink:type="simple" chart:class="chart:scatter" chart:style-name="ch1">
        <chart:title svg:x="5.078cm" svg:y="0.332cm" chart:style-name="ch2">
          <text:p>GRAPHICAL SOLUTION - MULTIPLE</text:p>
        </chart:title>
        <chart:legend chart:legend-position="end" svg:x="14.729cm" svg:y="4.242cm" style:legend-expansion="high" chart:style-name="ch3"/>
        <chart:plot-area chart:style-name="ch4" table:cell-range-address="LinearProgramming_4.B27:LinearProgramming_4.C28 LinearProgramming_4.C31:LinearProgramming_4.C32 LinearProgramming_4.C35:LinearProgramming_4.C36" svg:x="1.352cm" svg:y="1.327cm" svg:width="13.032cm" svg:height="7.342cm">
          <chartooo:coordinate-region svg:x="1.612cm" svg:y="1.487cm" svg:width="12.452cm" svg:height="6.764cm"/>
          <chart:axis chart:dimension="x" chart:name="primary-x" chart:style-name="ch5">
            <chart:title svg:x="7.724cm" svg:y="8.865cm" chart:style-name="ch6">
              <text:p>x</text:p>
            </chart:title>
          </chart:axis>
          <chart:axis chart:dimension="y" chart:name="primary-y" chart:style-name="ch5">
            <chart:title svg:x="0.451cm" svg:y="5.142cm" chart:style-name="ch7">
              <text:p>y</text:p>
            </chart:title>
          </chart:axis>
          <chart:series chart:style-name="ch8" chart:values-cell-range-address="LinearProgramming_4.C27:LinearProgramming_4.C28" chart:class="chart:scatter">
            <chart:domain table:cell-range-address="LinearProgramming_4.B27:LinearProgramming_4.B28"/>
            <chart:data-point chart:repeated="2"/>
          </chart:series>
          <chart:series chart:style-name="ch9" chart:values-cell-range-address="LinearProgramming_4.C31:LinearProgramming_4.C32" chart:class="chart:scatter">
            <chart:domain table:cell-range-address="LinearProgramming_4.B31:LinearProgramming_4.B32"/>
            <chart:data-point chart:repeated="2"/>
          </chart:series>
          <chart:series chart:style-name="ch10" chart:values-cell-range-address="LinearProgramming_4.C35:LinearProgramming_4.C36" chart:class="chart:scatter">
            <chart:domain table:cell-range-address="LinearProgramming_4.B35:LinearProgramming_4.B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arProgramming_4.B27:LinearProgramming_4.B28</svg:desc>
                </draw:g>
              </table:table-cell>
              <table:table-cell office:value-type="float" office:value="8">
                <text:p>8</text:p>
                <draw:g>
                  <svg:desc>LinearProgramming_4.C27:LinearProgramming_4.C28</svg:desc>
                </draw:g>
              </table:table-cell>
              <table:table-cell office:value-type="float" office:value="4.5">
                <text:p>4.5</text:p>
                <draw:g>
                  <svg:desc>LinearProgramming_4.B31:LinearProgramming_4.B32</svg:desc>
                </draw:g>
              </table:table-cell>
              <table:table-cell office:value-type="float" office:value="0">
                <text:p>0</text:p>
                <draw:g>
                  <svg:desc>LinearProgramming_4.C31:LinearProgramming_4.C32</svg:desc>
                </draw:g>
              </table:table-cell>
              <table:table-cell office:value-type="float" office:value="0">
                <text:p>0</text:p>
                <draw:g>
                  <svg:desc>LinearProgramming_4.B35:LinearProgramming_4.B36</svg:desc>
                </draw:g>
              </table:table-cell>
              <table:table-cell office:value-type="float" office:value="6">
                <text:p>6</text:p>
                <draw:g>
                  <svg:desc>LinearProgramming_4.C35:LinearProgramming_4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